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2" style:family="table">
      <style:table-properties style:width="17.992cm" fo:margin-left="0cm" table:align="left"/>
    </style:style>
    <style:style style:name="Tableau2.A" style:family="table-column">
      <style:table-column-properties style:column-width="2.374cm"/>
    </style:style>
    <style:style style:name="Tableau2.B" style:family="table-column">
      <style:table-column-properties style:column-width="2.521cm"/>
    </style:style>
    <style:style style:name="Tableau2.C" style:family="table-column">
      <style:table-column-properties style:column-width="3.099cm"/>
    </style:style>
    <style:style style:name="Tableau2.D" style:family="table-column">
      <style:table-column-properties style:column-width="2.798cm"/>
    </style:style>
    <style:style style:name="Tableau2.E" style:family="table-column">
      <style:table-column-properties style:column-width="2.607cm"/>
    </style:style>
    <style:style style:name="Tableau2.F" style:family="table-column">
      <style:table-column-properties style:column-width="2.609cm"/>
    </style:style>
    <style:style style:name="Tableau2.G" style:family="table-column">
      <style:table-column-properties style:column-width="1.984cm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none" fo:border-top="none" fo:border-bottom="0.05pt solid #000000"/>
    </style:style>
    <style:style style:name="Tableau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none" fo:border-top="none" fo:border-bottom="0.05pt solid #000000"/>
    </style:style>
    <style:style style:name="Tableau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none" fo:border-top="none" fo:border-bottom="0.05pt solid #000000"/>
    </style:style>
    <style:style style:name="Tableau2.F7" style:family="table-cell">
      <style:table-cell-properties fo:padding="0.097cm" fo:border-left="0.05pt solid #000000" fo:border-right="none" fo:border-top="none" fo:border-bottom="0.05pt solid #000000"/>
    </style:style>
    <style:style style:name="Tableau2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39cm" fo:margin-left="-0.016cm" table:align="left"/>
    </style:style>
    <style:style style:name="Tableau3.A" style:family="table-column">
      <style:table-column-properties style:column-width="17.039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.039cm" fo:margin-left="-0.016cm" table:align="left"/>
    </style:style>
    <style:style style:name="Tableau4.A" style:family="table-column">
      <style:table-column-properties style:column-width="17.039cm"/>
    </style:style>
    <style:style style:name="Tableau4.A1" style:family="table-cell">
      <style:table-cell-properties fo:padding="0.097cm" fo:border="0.05pt solid #000000"/>
    </style:style>
    <style:style style:name="Tableau1" style:family="table">
      <style:table-properties style:width="17.039cm" fo:margin-left="-0.016cm" table:align="left"/>
    </style:style>
    <style:style style:name="Tableau1.A" style:family="table-column">
      <style:table-column-properties style:column-width="17.039cm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.039cm" fo:margin-left="-0.016cm" table:align="left"/>
    </style:style>
    <style:style style:name="Tableau5.A" style:family="table-column">
      <style:table-column-properties style:column-width="17.039cm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.039cm" fo:margin-left="-0.016cm" table:align="left"/>
    </style:style>
    <style:style style:name="Tableau6.A" style:family="table-column">
      <style:table-column-properties style:column-width="17.039cm"/>
    </style:style>
    <style:style style:name="Tableau6.A1" style:family="table-cell">
      <style:table-cell-properties fo:padding="0.097cm" fo:border="0.05pt solid #000000"/>
    </style:style>
    <style:style style:name="Tableau8" style:family="table">
      <style:table-properties style:width="17.039cm" fo:margin-left="-0.016cm" table:align="left"/>
    </style:style>
    <style:style style:name="Tableau8.A" style:family="table-column">
      <style:table-column-properties style:column-width="17.039cm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.039cm" fo:margin-left="-0.016cm" table:align="left"/>
    </style:style>
    <style:style style:name="Tableau9.A" style:family="table-column">
      <style:table-column-properties style:column-width="17.039cm"/>
    </style:style>
    <style:style style:name="Tableau9.A1" style:family="table-cell">
      <style:table-cell-properties fo:padding="0.097cm" fo:border="0.05pt solid #000000"/>
    </style:style>
    <style:style style:name="Tableau7" style:family="table">
      <style:table-properties style:width="17.039cm" fo:margin-left="-0.016cm" table:align="left"/>
    </style:style>
    <style:style style:name="Tableau7.A" style:family="table-column">
      <style:table-column-properties style:column-width="17.039cm"/>
    </style:style>
    <style:style style:name="Tableau7.A1" style:family="table-cell">
      <style:table-cell-properties fo:padding="0.097cm" fo:border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46e1f" officeooo:paragraph-rsid="000aeae9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14f29b" officeooo:paragraph-rsid="000aeae9"/>
    </style:style>
    <style:style style:name="P4" style:family="paragraph" style:parent-style-name="Standard">
      <style:text-properties fo:language="en" fo:country="US" fo:font-weight="normal" officeooo:rsid="00217d7a" officeooo:paragraph-rsid="00217d7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normal" officeooo:rsid="002c525a" officeooo:paragraph-rsid="00313af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16a00c" officeooo:paragraph-rsid="000aeae9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299f23" officeooo:paragraph-rsid="00299f23"/>
    </style:style>
    <style:style style:name="P8" style:family="paragraph" style:parent-style-name="Standard">
      <style:text-properties fo:language="en" fo:country="US" officeooo:rsid="002679f3"/>
    </style:style>
    <style:style style:name="P9" style:family="paragraph" style:parent-style-name="Standard">
      <style:text-properties fo:language="en" fo:country="US" officeooo:rsid="003d6f04" officeooo:paragraph-rsid="003d6f04"/>
    </style:style>
    <style:style style:name="P10" style:family="paragraph" style:parent-style-name="Standard">
      <style:text-properties fo:language="en" fo:country="US" officeooo:rsid="0044a273" officeooo:paragraph-rsid="0044a273"/>
    </style:style>
    <style:style style:name="P1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fo:font-size="10pt" fo:language="en" fo:country="US" officeooo:rsid="0014f29b" officeooo:paragraph-rsid="000aeae9" style:font-size-asian="10pt" style:font-size-complex="10pt"/>
    </style:style>
    <style:style style:name="P12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fo:font-size="10pt" fo:language="en" fo:country="US" officeooo:rsid="0014f29b" officeooo:paragraph-rsid="00313af7" style:font-size-asian="10pt" style:font-size-complex="10pt"/>
    </style:style>
    <style:style style:name="P1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fo:font-size="10pt" fo:language="en" fo:country="US" officeooo:rsid="0014f29b" officeooo:paragraph-rsid="0032f7ce" style:font-size-asian="10pt" style:font-size-complex="10pt"/>
    </style:style>
    <style:style style:name="P1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fo:font-size="10pt" fo:language="en" fo:country="US" officeooo:rsid="000d2b21" officeooo:paragraph-rsid="000aeae9" style:font-size-asian="10pt" style:font-size-complex="10pt"/>
    </style:style>
    <style:style style:name="P1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fo:font-size="10pt" fo:language="en" fo:country="US" officeooo:rsid="000d2b21" officeooo:paragraph-rsid="00313af7" style:font-size-asian="10pt" style:font-size-complex="10pt"/>
    </style:style>
    <style:style style:name="P16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fo:font-size="10pt" fo:language="en" fo:country="US" officeooo:rsid="000d2b21" officeooo:paragraph-rsid="0032f7ce" style:font-size-asian="10pt" style:font-size-complex="10pt"/>
    </style:style>
    <style:style style:name="P1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14f29b" officeooo:paragraph-rsid="000aeae9" style:font-size-asian="10pt" style:font-size-complex="10pt"/>
    </style:style>
    <style:style style:name="P18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14f29b" officeooo:paragraph-rsid="00313af7" style:font-size-asian="10pt" style:font-size-complex="10pt"/>
    </style:style>
    <style:style style:name="P19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14f29b" officeooo:paragraph-rsid="0032f7ce" style:font-size-asian="10pt" style:font-size-complex="10pt"/>
    </style:style>
    <style:style style:name="P20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14f29b" officeooo:paragraph-rsid="003d6f04" style:font-size-asian="10pt" style:font-size-complex="10pt"/>
    </style:style>
    <style:style style:name="P2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1d807e" officeooo:paragraph-rsid="001d807e" style:font-size-asian="10pt" style:font-size-complex="10pt"/>
    </style:style>
    <style:style style:name="P22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217d7a" officeooo:paragraph-rsid="00217d7a" style:font-size-asian="10pt" style:font-size-complex="10pt"/>
    </style:style>
    <style:style style:name="P2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3d6f04" officeooo:paragraph-rsid="003d6f04" style:font-size-asian="10pt" style:font-size-complex="10pt"/>
    </style:style>
    <style:style style:name="P2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3d6f04" officeooo:paragraph-rsid="003fb1ce" style:font-size-asian="10pt" style:font-size-complex="10pt"/>
    </style:style>
    <style:style style:name="P2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3ecb6b" officeooo:paragraph-rsid="003ecb6b" style:font-size-asian="10pt" style:font-size-complex="10pt"/>
    </style:style>
    <style:style style:name="P26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officeooo:rsid="003ecb6b" officeooo:paragraph-rsid="003fb1ce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fo:font-weight="normal" officeooo:rsid="008e787c" officeooo:paragraph-rsid="000aeae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fo:font-weight="bold" officeooo:rsid="002ea712" officeooo:paragraph-rsid="002ea712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paragraph-rsid="000aeae9"/>
    </style:style>
    <style:style style:name="P30" style:family="paragraph" style:parent-style-name="Standard">
      <style:paragraph-properties fo:text-align="justify" style:justify-single-word="false"/>
      <style:text-properties officeooo:paragraph-rsid="002cf0b3"/>
    </style:style>
    <style:style style:name="P31" style:family="paragraph" style:parent-style-name="Standard">
      <style:text-properties style:font-name="Courier New" fo:font-size="10pt" fo:language="en" fo:country="US" officeooo:rsid="003d6f04" officeooo:paragraph-rsid="003d6f04" style:font-size-asian="10pt" style:font-size-complex="10pt"/>
    </style:style>
    <style:style style:name="P32" style:family="paragraph" style:parent-style-name="Step1">
      <style:text-properties fo:language="en" fo:country="US" officeooo:rsid="000bc5cb" officeooo:paragraph-rsid="000bc5cb"/>
    </style:style>
    <style:style style:name="P33" style:family="paragraph" style:parent-style-name="Step1">
      <style:text-properties fo:language="en" fo:country="US" officeooo:rsid="000d8b3c" officeooo:paragraph-rsid="000d8b3c"/>
    </style:style>
    <style:style style:name="P34" style:family="paragraph" style:parent-style-name="Step1">
      <style:text-properties fo:language="en" fo:country="US" fo:font-weight="normal" officeooo:rsid="000e780b" officeooo:paragraph-rsid="000e780b" style:font-weight-asian="normal" style:font-weight-complex="normal"/>
    </style:style>
    <style:style style:name="P35" style:family="paragraph" style:parent-style-name="Step1">
      <style:text-properties fo:language="en" fo:country="US" fo:font-weight="normal" officeooo:rsid="0010b5c2" officeooo:paragraph-rsid="0010b5c2" style:font-weight-asian="normal" style:font-weight-complex="normal"/>
    </style:style>
    <style:style style:name="P36" style:family="paragraph" style:parent-style-name="Step1">
      <style:text-properties fo:language="en" fo:country="US" fo:font-weight="normal" officeooo:rsid="00134e82" officeooo:paragraph-rsid="00134e82" style:font-weight-asian="normal" style:font-weight-complex="normal"/>
    </style:style>
    <style:style style:name="P37" style:family="paragraph" style:parent-style-name="Step1">
      <style:text-properties fo:language="en" fo:country="US" fo:font-weight="normal" officeooo:rsid="00163f2d" officeooo:paragraph-rsid="00163f2d" style:font-weight-asian="normal" style:font-weight-complex="normal"/>
    </style:style>
    <style:style style:name="P38" style:family="paragraph" style:parent-style-name="Step1">
      <style:text-properties fo:language="en" fo:country="US" fo:font-weight="normal" officeooo:rsid="0017a414" officeooo:paragraph-rsid="0017a414" style:font-weight-asian="normal" style:font-weight-complex="normal"/>
    </style:style>
    <style:style style:name="P39" style:family="paragraph" style:parent-style-name="Step1">
      <style:text-properties fo:language="en" fo:country="US" fo:font-weight="normal" officeooo:rsid="001d807e" officeooo:paragraph-rsid="001d807e" style:font-weight-asian="normal" style:font-weight-complex="normal"/>
    </style:style>
    <style:style style:name="P40" style:family="paragraph" style:parent-style-name="Step1">
      <style:text-properties fo:language="en" fo:country="US" fo:font-weight="normal" officeooo:rsid="00217d7a" officeooo:paragraph-rsid="00217d7a" style:font-weight-asian="normal" style:font-weight-complex="normal"/>
    </style:style>
    <style:style style:name="P41" style:family="paragraph" style:parent-style-name="Step1">
      <style:text-properties fo:language="en" fo:country="US" fo:font-weight="normal" officeooo:rsid="00235a91" officeooo:paragraph-rsid="00235a91" style:font-weight-asian="normal" style:font-weight-complex="normal"/>
    </style:style>
    <style:style style:name="P42" style:family="paragraph" style:parent-style-name="Step1">
      <style:text-properties fo:language="en" fo:country="US" fo:font-weight="normal" officeooo:rsid="002c525a" officeooo:paragraph-rsid="0038744e" style:font-weight-asian="normal" style:font-weight-complex="normal"/>
    </style:style>
    <style:style style:name="P43" style:family="paragraph" style:parent-style-name="Step1">
      <style:text-properties fo:language="en" fo:country="US" fo:font-weight="normal" officeooo:rsid="00313af7" officeooo:paragraph-rsid="00313af7" style:font-weight-asian="normal" style:font-weight-complex="normal"/>
    </style:style>
    <style:style style:name="P44" style:family="paragraph" style:parent-style-name="Step1">
      <style:text-properties fo:language="en" fo:country="US" style:text-underline-style="solid" style:text-underline-width="auto" style:text-underline-color="font-color" fo:font-weight="normal" officeooo:rsid="0010b5c2" officeooo:paragraph-rsid="0010b5c2" style:font-weight-asian="normal" style:font-weight-complex="normal"/>
    </style:style>
    <style:style style:name="P45" style:family="paragraph" style:parent-style-name="Step1">
      <style:text-properties fo:font-weight="normal" officeooo:rsid="001f4a72" officeooo:paragraph-rsid="001f4a72" style:font-weight-asian="normal" style:font-weight-complex="normal"/>
    </style:style>
    <style:style style:name="P46" style:family="paragraph" style:parent-style-name="Step1">
      <style:text-properties fo:color="#000000" style:font-name="Courier New" fo:font-size="10pt" fo:language="en" fo:country="US" fo:font-weight="bold" officeooo:rsid="001f4a72" officeooo:paragraph-rsid="001f4a72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font-size="10pt" officeooo:rsid="000f65f4" officeooo:paragraph-rsid="000f65f4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fo:font-size="10pt" officeooo:rsid="0010b5c2" officeooo:paragraph-rsid="0010b5c2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fo:font-size="10pt" officeooo:rsid="00119f38" officeooo:paragraph-rsid="00119f38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fo:font-size="10pt" officeooo:rsid="00134e82" officeooo:paragraph-rsid="00134e82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fo:font-size="10pt" fo:font-style="italic" style:text-underline-style="none" fo:font-weight="bold" officeooo:rsid="000f65f4" officeooo:paragraph-rsid="000f65f4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fo:font-size="10pt" fo:font-style="italic" style:text-underline-style="none" fo:font-weight="bold" officeooo:rsid="00119f38" officeooo:paragraph-rsid="00119f38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size="10pt" fo:font-style="italic" style:text-underline-style="none" fo:font-weight="bold" officeooo:rsid="00134e82" officeooo:paragraph-rsid="00134e82" style:font-size-asian="10pt" style:font-style-asian="italic" style:font-weight-asian="bold" style:font-size-complex="10pt" style:font-style-complex="italic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fo:font-size="10pt" fo:font-style="italic" style:text-underline-style="none" fo:font-weight="bold" officeooo:rsid="0017a414" officeooo:paragraph-rsid="0017a414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color="#009933" fo:font-size="10pt" fo:font-weight="bold" officeooo:rsid="0017a414" officeooo:paragraph-rsid="0017a414" style:font-size-asian="10pt" style:font-weight-asian="bold" style:font-size-complex="10pt" style:font-weight-complex="bold"/>
    </style:style>
    <style:style style:name="P57" style:family="paragraph" style:parent-style-name="Standard" style:list-style-name="L4">
      <style:paragraph-properties fo:text-align="justify" style:justify-single-word="false"/>
      <style:text-properties fo:language="en" fo:country="US" fo:font-weight="normal" officeooo:rsid="002c525a" officeooo:paragraph-rsid="0032f7ce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fo:font-weight="bold" officeooo:rsid="002fb303" officeooo:paragraph-rsid="0032f7ce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fo:font-weight="bold" officeooo:rsid="002fb303" officeooo:paragraph-rsid="00458bbc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fo:font-weight="bold" officeooo:rsid="002fb303" officeooo:paragraph-rsid="0048312d" style:font-size-asian="10pt" style:font-weight-asian="bold" style:font-size-complex="10pt" style:font-weight-complex="bold"/>
    </style:style>
    <style:style style:name="P61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fo:font-weight="normal" officeooo:rsid="002fb303" officeooo:paragraph-rsid="00458bbc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fo:color="#000000" style:font-name="Courier New" fo:font-size="10pt" fo:language="en" fo:country="US" fo:font-weight="normal" officeooo:rsid="002fb303" officeooo:paragraph-rsid="0048312d" style:font-size-asian="10pt" style:font-weight-asian="normal" style:font-size-complex="10pt" style:font-weight-complex="normal"/>
    </style:style>
    <style:style style:name="P63" style:family="paragraph" style:parent-style-name="Standard" style:list-style-name="L1">
      <style:text-properties fo:font-weight="bold" style:font-weight-asian="bold" style:font-weight-complex="bold"/>
    </style:style>
    <style:style style:name="P64" style:family="paragraph" style:parent-style-name="Step1" style:list-style-name="L1">
      <style:text-properties fo:language="en" fo:country="US" officeooo:paragraph-rsid="000aeae9"/>
    </style:style>
    <style:style style:name="P65" style:family="paragraph" style:parent-style-name="Step1" style:list-style-name="L1">
      <style:text-properties fo:language="en" fo:country="US" officeooo:paragraph-rsid="001d807e"/>
    </style:style>
    <style:style style:name="P66" style:family="paragraph" style:parent-style-name="Step1" style:list-style-name="L1">
      <style:text-properties fo:language="en" fo:country="US" officeooo:rsid="000bc5cb" officeooo:paragraph-rsid="000bc5cb"/>
    </style:style>
    <style:style style:name="P67" style:family="paragraph" style:parent-style-name="Step1" style:list-style-name="L1">
      <style:text-properties fo:language="en" fo:country="US" officeooo:rsid="000d8b3c" officeooo:paragraph-rsid="000d8b3c"/>
    </style:style>
    <style:style style:name="P68" style:family="paragraph" style:parent-style-name="Step1" style:list-style-name="L2">
      <style:text-properties fo:language="en" fo:country="US" fo:font-weight="normal" officeooo:rsid="00134e82" officeooo:paragraph-rsid="00134e82" style:font-weight-asian="normal" style:font-weight-complex="normal"/>
    </style:style>
    <style:style style:name="P69" style:family="paragraph" style:parent-style-name="Step1" style:list-style-name="L3">
      <style:text-properties fo:language="en" fo:country="US" fo:font-weight="normal" officeooo:rsid="00134e82" officeooo:paragraph-rsid="00134e82" style:font-weight-asian="normal" style:font-weight-complex="normal"/>
    </style:style>
    <style:style style:name="P70" style:family="paragraph" style:parent-style-name="Step1" style:list-style-name="L3">
      <style:text-properties fo:language="en" fo:country="US" fo:font-weight="normal" officeooo:rsid="00163f2d" officeooo:paragraph-rsid="00163f2d" style:font-weight-asian="normal" style:font-weight-complex="normal"/>
    </style:style>
    <style:style style:name="P71" style:family="paragraph" style:parent-style-name="Step1" style:list-style-name="L3">
      <style:text-properties fo:language="en" fo:country="US" fo:font-weight="normal" officeooo:rsid="0017a414" officeooo:paragraph-rsid="0017a414" style:font-weight-asian="normal" style:font-weight-complex="normal"/>
    </style:style>
    <style:style style:name="P72" style:family="paragraph" style:parent-style-name="Step1" style:list-style-name="L4">
      <style:text-properties fo:language="en" fo:country="US" fo:font-weight="normal" officeooo:rsid="002fb303" officeooo:paragraph-rsid="002fb303" style:font-weight-asian="normal" style:font-weight-complex="normal"/>
    </style:style>
    <style:style style:name="P73" style:family="paragraph" style:parent-style-name="Step1" style:list-style-name="L1">
      <style:text-properties fo:language="en" fo:country="US" officeooo:rsid="001d807e" officeooo:paragraph-rsid="001d807e"/>
    </style:style>
    <style:style style:name="P74" style:family="paragraph" style:parent-style-name="Step1" style:list-style-name="L1">
      <style:text-properties fo:language="en" fo:country="US" officeooo:rsid="0019db19" officeooo:paragraph-rsid="001d807e"/>
    </style:style>
    <style:style style:name="P75" style:family="paragraph" style:parent-style-name="Step1" style:list-style-name="L1">
      <style:text-properties fo:language="en" fo:country="US" officeooo:rsid="002679f3" officeooo:paragraph-rsid="002c1561"/>
    </style:style>
    <style:style style:name="P76" style:family="paragraph" style:parent-style-name="Step1" style:list-style-name="L1">
      <style:text-properties fo:language="en" fo:country="US" officeooo:rsid="002fb303" officeooo:paragraph-rsid="002fb303"/>
    </style:style>
    <style:style style:name="P77" style:family="paragraph" style:parent-style-name="Step1" style:list-style-name="L2">
      <style:text-properties officeooo:paragraph-rsid="001ddef9"/>
    </style:style>
    <style:style style:name="P78" style:family="paragraph" style:parent-style-name="Step1" style:list-style-name="L4">
      <style:text-properties officeooo:paragraph-rsid="003ccebc"/>
    </style:style>
    <style:style style:name="P79" style:family="paragraph" style:parent-style-name="Step1" style:list-style-name="L4">
      <style:text-properties officeooo:rsid="0032f7ce" officeooo:paragraph-rsid="0032f7c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01a339d" style:font-weight-asian="bold" style:font-weight-complex="bold"/>
    </style:style>
    <style:style style:name="T3" style:family="text">
      <style:text-properties fo:language="en" fo:country="US" officeooo:rsid="001a339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134e82" style:font-weight-asian="normal" style:font-weight-complex="normal"/>
    </style:style>
    <style:style style:name="T6" style:family="text">
      <style:text-properties fo:language="en" fo:country="US" fo:font-weight="normal" officeooo:rsid="001ddef9" style:font-weight-asian="normal" style:font-weight-complex="normal"/>
    </style:style>
    <style:style style:name="T7" style:family="text">
      <style:text-properties fo:language="en" fo:country="US" fo:font-weight="normal" officeooo:rsid="002fb303" style:font-weight-asian="normal" style:font-weight-complex="normal"/>
    </style:style>
    <style:style style:name="T8" style:family="text">
      <style:text-properties fo:language="en" fo:country="US" fo:font-weight="normal" officeooo:rsid="003450b4" style:font-weight-asian="normal" style:font-weight-complex="normal"/>
    </style:style>
    <style:style style:name="T9" style:family="text">
      <style:text-properties fo:language="en" fo:country="US" fo:font-weight="normal" officeooo:rsid="003ccebc" style:font-weight-asian="normal" style:font-weight-complex="normal"/>
    </style:style>
    <style:style style:name="T10" style:family="text">
      <style:text-properties fo:language="en" fo:country="US" fo:font-weight="normal" officeooo:rsid="00313af7" style:font-weight-asian="normal" style:font-weight-complex="normal"/>
    </style:style>
    <style:style style:name="T11" style:family="text">
      <style:text-properties fo:language="en" fo:country="US" officeooo:rsid="0021391b"/>
    </style:style>
    <style:style style:name="T12" style:family="text">
      <style:text-properties fo:language="en" fo:country="US" officeooo:rsid="00249d79"/>
    </style:style>
    <style:style style:name="T13" style:family="text">
      <style:text-properties fo:language="en" fo:country="US" officeooo:rsid="002679f3"/>
    </style:style>
    <style:style style:name="T14" style:family="text">
      <style:text-properties fo:language="en" fo:country="US" style:text-underline-style="solid" style:text-underline-width="auto" style:text-underline-color="font-color"/>
    </style:style>
    <style:style style:name="T15" style:family="text">
      <style:text-properties fo:language="en" fo:country="US" style:text-underline-style="solid" style:text-underline-width="auto" style:text-underline-color="font-color" fo:font-weight="normal" officeooo:rsid="002fb303" style:font-weight-asian="normal" style:font-weight-complex="normal"/>
    </style:style>
    <style:style style:name="T16" style:family="text">
      <style:text-properties fo:language="en" fo:country="US" officeooo:rsid="002a1acb"/>
    </style:style>
    <style:style style:name="T17" style:family="text">
      <style:text-properties fo:color="#000000" style:font-name="Courier New" fo:font-size="10pt" fo:language="en" fo:country="US" fo:font-weight="normal" officeooo:rsid="002897bb" style:font-size-asian="10pt" style:font-weight-asian="normal" style:font-size-complex="10pt" style:font-weight-complex="normal"/>
    </style:style>
    <style:style style:name="T18" style:family="text">
      <style:text-properties fo:color="#000000" style:font-name="Courier New" fo:font-size="10pt" fo:language="en" fo:country="US" fo:font-weight="normal" officeooo:rsid="000982a0" style:font-size-asian="10pt" style:font-weight-asian="normal" style:font-size-complex="10pt" style:font-weight-complex="normal"/>
    </style:style>
    <style:style style:name="T19" style:family="text">
      <style:text-properties fo:color="#000000" style:font-name="Courier New" fo:font-size="10pt" fo:language="en" fo:country="US" fo:font-weight="normal" officeooo:rsid="00147d25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" fo:font-size="10pt" fo:language="en" fo:country="US" fo:font-weight="normal" officeooo:rsid="008e787c" style:font-size-asian="10pt" style:font-weight-asian="normal" style:font-size-complex="10pt" style:font-weight-complex="normal"/>
    </style:style>
    <style:style style:name="T21" style:family="text">
      <style:text-properties fo:color="#000000" style:font-name="Courier New" fo:font-size="10pt" fo:language="en" fo:country="US" fo:font-weight="normal" officeooo:rsid="00952a4d" style:font-size-asian="10pt" style:font-weight-asian="normal" style:font-size-complex="10pt" style:font-weight-complex="normal"/>
    </style:style>
    <style:style style:name="T22" style:family="text">
      <style:text-properties fo:color="#000000" style:font-name="Courier New" fo:font-size="10pt" fo:language="en" fo:country="US" fo:font-weight="normal" officeooo:rsid="0017a414" style:font-size-asian="10pt" style:font-weight-asian="normal" style:font-size-complex="10pt" style:font-weight-complex="normal"/>
    </style:style>
    <style:style style:name="T23" style:family="text">
      <style:text-properties fo:color="#000000" style:font-name="Courier New" fo:font-size="10pt" fo:language="en" fo:country="US" fo:font-weight="normal" officeooo:rsid="001d807e" style:font-size-asian="10pt" style:font-weight-asian="normal" style:font-size-complex="10pt" style:font-weight-complex="normal"/>
    </style:style>
    <style:style style:name="T24" style:family="text">
      <style:text-properties fo:color="#000000" style:font-name="Courier New" fo:font-size="10pt" fo:language="en" fo:country="US" officeooo:rsid="001d807e" style:font-size-asian="10pt" style:font-size-complex="10pt"/>
    </style:style>
    <style:style style:name="T25" style:family="text">
      <style:text-properties fo:color="#000000" style:font-name="Courier New" fo:font-size="10pt" fo:language="en" fo:country="US" fo:font-weight="bold" officeooo:rsid="002cf0b3" style:font-size-asian="10pt" style:font-weight-asian="bold" style:font-size-complex="10pt" style:font-weight-complex="bold"/>
    </style:style>
    <style:style style:name="T26" style:family="text">
      <style:text-properties fo:color="#000000" style:font-name="Courier New" fo:font-size="10pt" officeooo:rsid="001d807e" style:font-size-asian="10pt" style:font-size-complex="10pt"/>
    </style:style>
    <style:style style:name="T27" style:family="text"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000000" style:font-name="Courier New" fo:font-size="10pt" fo:font-weight="bold" officeooo:rsid="001d807e" style:font-size-asian="10pt" style:font-weight-asian="bold" style:font-size-complex="10pt" style:font-weight-complex="bold"/>
    </style:style>
    <style:style style:name="T29" style:family="text">
      <style:text-properties fo:color="#000000" style:font-name="Courier New" fo:font-size="10pt" fo:font-weight="bold" officeooo:rsid="002cf0b3" style:font-size-asian="10pt" style:font-weight-asian="bold" style:font-size-complex="10pt" style:font-weight-complex="bold"/>
    </style:style>
    <style:style style:name="T30" style:family="text">
      <style:text-properties fo:color="#000000" style:font-name="Courier New" fo:font-size="10pt" fo:font-weight="bold" officeooo:rsid="002ea712" style:font-size-asian="10pt" style:font-weight-asian="bold" style:font-size-complex="10pt" style:font-weight-complex="bold"/>
    </style:style>
    <style:style style:name="T31" style:family="text">
      <style:text-properties fo:color="#000000" style:font-name="Courier New" fo:font-size="10pt" fo:font-weight="bold" officeooo:rsid="002fb303" style:font-size-asian="10pt" style:font-weight-asian="bold" style:font-size-complex="10pt" style:font-weight-complex="bold"/>
    </style:style>
    <style:style style:name="T32" style:family="text">
      <style:text-properties officeooo:rsid="000f43fd"/>
    </style:style>
    <style:style style:name="T33" style:family="text">
      <style:text-properties officeooo:rsid="0014f29b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14f29b"/>
    </style:style>
    <style:style style:name="T36" style:family="text">
      <style:text-properties style:text-underline-style="solid" style:text-underline-width="auto" style:text-underline-color="font-color" officeooo:rsid="0019eb43"/>
    </style:style>
    <style:style style:name="T37" style:family="text">
      <style:text-properties officeooo:rsid="0016da28"/>
    </style:style>
    <style:style style:name="T38" style:family="text">
      <style:text-properties style:font-name="Courier New"/>
    </style:style>
    <style:style style:name="T39" style:family="text">
      <style:text-properties style:font-name="Courier New" officeooo:rsid="00131609"/>
    </style:style>
    <style:style style:name="T40" style:family="text">
      <style:text-properties style:font-name="Courier New" officeooo:rsid="0012c2e0"/>
    </style:style>
    <style:style style:name="T41" style:family="text">
      <style:text-properties style:font-name="Courier New" officeooo:rsid="0014f29b"/>
    </style:style>
    <style:style style:name="T42" style:family="text">
      <style:text-properties style:font-name="Courier New" officeooo:rsid="0016a00c"/>
    </style:style>
    <style:style style:name="T43" style:family="text">
      <style:text-properties style:font-name="Courier New" officeooo:rsid="0017a414"/>
    </style:style>
    <style:style style:name="T44" style:family="text">
      <style:text-properties style:font-name="Courier New" fo:font-weight="bold" officeooo:rsid="0012c2e0" style:font-weight-asian="bold" style:font-weight-complex="bold"/>
    </style:style>
    <style:style style:name="T45" style:family="text">
      <style:text-properties style:font-name="Courier New" fo:font-size="10pt" style:font-size-asian="10pt" style:font-size-complex="10pt"/>
    </style:style>
    <style:style style:name="T46" style:family="text">
      <style:text-properties style:font-name="Courier New" fo:font-size="10pt" officeooo:rsid="0016da28" style:font-size-asian="10pt" style:font-size-complex="10pt"/>
    </style:style>
    <style:style style:name="T47" style:family="text">
      <style:text-properties style:font-name="Courier New" fo:font-size="10pt" officeooo:rsid="0038744e" style:font-size-asian="10pt" style:font-size-complex="10pt"/>
    </style:style>
    <style:style style:name="T48" style:family="text">
      <style:text-properties style:font-name="Courier New" fo:font-size="10pt" fo:font-weight="bold" officeooo:rsid="002fb303" style:font-size-asian="10pt" style:font-weight-asian="bold" style:font-size-complex="10pt" style:font-weight-complex="bold"/>
    </style:style>
    <style:style style:name="T49" style:family="text">
      <style:text-properties style:font-name="Courier New" fo:font-size="10pt" fo:font-weight="bold" officeooo:rsid="0038744e" style:font-size-asian="10pt" style:font-weight-asian="bold" style:font-size-complex="10pt" style:font-weight-complex="bold"/>
    </style:style>
    <style:style style:name="T50" style:family="text">
      <style:text-properties style:font-name="Courier New" fo:font-size="10pt" fo:language="en" fo:country="US" fo:font-weight="normal" officeooo:rsid="003450b4" style:font-size-asian="10pt" style:font-weight-asian="normal" style:font-size-complex="10pt" style:font-weight-complex="normal"/>
    </style:style>
    <style:style style:name="T51" style:family="text">
      <style:text-properties style:font-name="Courier New" fo:font-size="10pt" fo:language="en" fo:country="US" fo:font-weight="normal" officeooo:rsid="0016da28" style:font-size-asian="10pt" style:font-weight-asian="normal" style:font-size-complex="10pt" style:font-weight-complex="normal"/>
    </style:style>
    <style:style style:name="T52" style:family="text">
      <style:text-properties style:font-name="Courier New" fo:font-size="10pt" fo:language="en" fo:country="US" fo:font-weight="normal" officeooo:rsid="0038744e" style:font-size-asian="10pt" style:font-weight-asian="normal" style:font-size-complex="10pt" style:font-weight-complex="normal"/>
    </style:style>
    <style:style style:name="T53" style:family="text">
      <style:text-properties style:font-name="Courier New" fo:font-size="10pt" fo:language="en" fo:country="US" fo:font-weight="bold" officeooo:rsid="003ccebc" style:font-size-asian="10pt" style:font-weight-asian="bold" style:font-size-complex="10pt" style:font-weight-complex="bold"/>
    </style:style>
    <style:style style:name="T54" style:family="text">
      <style:text-properties style:font-name="Courier New" officeooo:rsid="003a1757"/>
    </style:style>
    <style:style style:name="T55" style:family="text">
      <style:text-properties style:font-name="Courier New" officeooo:rsid="003c08d4"/>
    </style:style>
    <style:style style:name="T56" style:family="text">
      <style:text-properties officeooo:rsid="000e780b"/>
    </style:style>
    <style:style style:name="T57" style:family="text">
      <style:text-properties officeooo:rsid="00134e82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34e82" style:font-weight-asian="bold" style:font-weight-complex="bold"/>
    </style:style>
    <style:style style:name="T60" style:family="text">
      <style:text-properties fo:font-weight="bold" officeooo:rsid="001895f1" style:font-weight-asian="bold" style:font-weight-complex="bold"/>
    </style:style>
    <style:style style:name="T61" style:family="text">
      <style:text-properties officeooo:rsid="00145e63"/>
    </style:style>
    <style:style style:name="T62" style:family="text">
      <style:text-properties officeooo:rsid="00163f2d"/>
    </style:style>
    <style:style style:name="T63" style:family="text">
      <style:text-properties officeooo:rsid="0017a414"/>
    </style:style>
    <style:style style:name="T64" style:family="text">
      <style:text-properties style:text-position="super 58%"/>
    </style:style>
    <style:style style:name="T65" style:family="text">
      <style:text-properties officeooo:rsid="0019eb43"/>
    </style:style>
    <style:style style:name="T66" style:family="text">
      <style:text-properties style:text-underline-style="none" officeooo:rsid="0019eb43"/>
    </style:style>
    <style:style style:name="T67" style:family="text">
      <style:text-properties officeooo:rsid="002fb303"/>
    </style:style>
    <style:style style:name="T68" style:family="text">
      <style:text-properties officeooo:rsid="00313af7"/>
    </style:style>
    <style:style style:name="T69" style:family="text">
      <style:text-properties officeooo:rsid="003d6f04"/>
    </style:style>
    <style:style style:name="T70" style:family="text">
      <style:text-properties officeooo:rsid="003fb1ce"/>
    </style:style>
    <style:style style:name="T71" style:family="text">
      <style:text-properties officeooo:rsid="0042d9bd"/>
    </style:style>
    <style:style style:name="T72" style:family="text">
      <style:text-properties officeooo:rsid="004702c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CEDURE FOLLOWED IN THE MUTATION ANALYSIS</text:p>
      <text:list xml:id="list1201314731" text:style-name="L1">
        <text:list-header>
          <text:p text:style-name="P64"/>
        </text:list-header>
        <text:list-item>
          <text:p text:style-name="P66">Source / data</text:p>
          <text:list>
            <text:list-item>
              <text:p text:style-name="P67">Genome<text:span text:style-name="T56"> and annotations</text:span></text:p>
            </text:list-item>
          </text:list>
        </text:list-item>
      </text:list>
      <text:p text:style-name="P34"><text:span text:style-name="T58">P</text:span><text:span text:style-name="T59">h</text:span><text:span text:style-name="T58">y</text:span><text:span text:style-name="T59">pa_V3</text:span><text:span text:style-name="T57"> (last assembly Jan. 2018) from </text:span><text:a xlink:type="simple" xlink:href="ftp://ftp.ensemblgenomes.org/pub/plants/release-46/fasta/physcomitrella_patens/dna/" text:style-name="Internet_20_link" text:visited-style-name="Visited_20_Internet_20_Link"><text:span text:style-name="T57">EnsemblPlants</text:span></text:a><text:span text:style-name="T57">.</text:span></text:p>
      <text:p text:style-name="P36"><text:span text:style-name="T36">-size</text:span><text:span text:style-name="T66"> </text:span><text:span text:style-name="T65">= </text:span>472 Mb<text:span text:style-name="T71"> ; 357 scaffolds including the 27 chromosomes</text:span></text:p>
      <text:list xml:id="list3460869050" text:style-name="L2">
        <text:list-item>
          <text:p text:style-name="P77"><text:span text:style-name="T5">non-masked </text:span><text:span text:style-name="T6">(</text:span><text:span text:style-name="T23">Physcomitrella_patens.Phypa_V3.dna.toplevel.fa</text:span><text:span text:style-name="T1">)</text:span></text:p>
        </text:list-item>
        <text:list-item>
          <text:p text:style-name="P68">masked (<text:span text:style-name="T26">Physcomitrella_patens.Phypa_V3.</text:span><text:span text:style-name="T28">dna_rm</text:span><text:span text:style-name="T26">.toplevel.fa</text:span>)</text:p>
        </text:list-item>
      </text:list>
      <text:p text:style-name="P36"><text:span text:style-name="T65">-</text:span>fasta format</text:p>
      <text:list xml:id="list160039054019912" text:continue-list="list1201314731" text:style-name="L1">
        <text:list-item>
          <text:list>
            <text:list-item>
              <text:p text:style-name="P67">Sequencing data</text:p>
            </text:list-item>
          </text:list>
        </text:list-item>
      </text:list>
      <text:list xml:id="list918906064" text:style-name="L3">
        <text:list-item>
          <text:p text:style-name="P69"><text:span text:style-name="T62">sequencing from </text:span>BGI</text:p>
        </text:list-item>
        <text:list-item>
          <text:p text:style-name="P70">encoding <text:span text:style-name="T63">I</text:span>llumina 1.9</text:p>
        </text:list-item>
        <text:list-item>
          <text:p text:style-name="P71">100-bp paired-end reads</text:p>
        </text:list-item>
      </text:list>
      <text:p text:style-name="P38"><text:span text:style-name="T34">BGI report</text:span>: ~8.6 10<text:span text:style-name="T64">9</text:span> clean bases -&gt; <text:span text:style-name="T58">~</text:span><text:span text:style-name="T60">18X expected coverage</text:span></text:p>
      <text:p text:style-name="P3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52">sample</text:p>
          </table:table-cell>
          <table:table-cell table:style-name="Tableau2.A1" office:value-type="string">
            <text:p text:style-name="P53">abbreviation</text:p>
          </table:table-cell>
          <table:table-cell table:style-name="Tableau2.A1" office:value-type="string">
            <text:p text:style-name="P52">description</text:p>
          </table:table-cell>
          <table:table-cell table:style-name="Tableau2.A1" office:value-type="string">
            <text:p text:style-name="P52">nb of runs</text:p>
          </table:table-cell>
          <table:table-cell table:style-name="Tableau2.A1" office:value-type="string">
            <text:p text:style-name="P54">size (.gz)</text:p>
          </table:table-cell>
          <table:table-cell table:style-name="Tableau2.A1" office:value-type="string">
            <text:p text:style-name="P55">FastQC</text:p>
          </table:table-cell>
          <table:table-cell table:style-name="Tableau2.G1" office:value-type="string">
            <text:p text:style-name="P52">phenotype ?</text:p>
          </table:table-cell>
        </table:table-row>
        <table:table-row>
          <table:table-cell table:style-name="Tableau2.A6" office:value-type="string">
            <text:p text:style-name="P47">FG06_13_C4</text:p>
          </table:table-cell>
          <table:table-cell table:style-name="Tableau2.B2" office:value-type="string">
            <text:p text:style-name="P50">MS<text:span text:style-name="T63">1</text:span></text:p>
          </table:table-cell>
          <table:table-cell table:style-name="Tableau2.C2" office:value-type="string">
            <text:p text:style-name="P47">mutagenized strain</text:p>
          </table:table-cell>
          <table:table-cell table:style-name="Tableau2.D2" office:value-type="string">
            <text:p text:style-name="P47">1 x paired-end</text:p>
          </table:table-cell>
          <table:table-cell table:style-name="Tableau2.E2" office:value-type="string">
            <text:p text:style-name="P51"><text:span text:style-name="T61">(</text:span>3.7 + 3.5<text:span text:style-name="T61">)</text:span></text:p>
          </table:table-cell>
          <table:table-cell table:style-name="Tableau2.F2" office:value-type="string">
            <text:p text:style-name="P56">ok</text:p>
          </table:table-cell>
          <table:table-cell table:style-name="Tableau2.G2" office:value-type="string">
            <text:p text:style-name="P48"/>
          </table:table-cell>
        </table:table-row>
        <table:table-row>
          <table:table-cell table:style-name="Tableau2.A6" office:value-type="string">
            <text:p text:style-name="P47">FG06_14_C1</text:p>
          </table:table-cell>
          <table:table-cell table:style-name="Tableau2.B3" office:value-type="string">
            <text:p text:style-name="P50">MS<text:span text:style-name="T63">2</text:span></text:p>
          </table:table-cell>
          <table:table-cell table:style-name="Tableau2.C3" office:value-type="string">
            <text:p text:style-name="P47">mutagenized strain</text:p>
          </table:table-cell>
          <table:table-cell table:style-name="Tableau2.D3" office:value-type="string">
            <text:p text:style-name="P47">2 x paired-end</text:p>
          </table:table-cell>
          <table:table-cell table:style-name="Tableau2.E3" office:value-type="string">
            <text:p text:style-name="P51">2+1.8+1.9+1.7</text:p>
          </table:table-cell>
          <table:table-cell table:style-name="Tableau2.F3" office:value-type="string">
            <text:p text:style-name="P56">ok</text:p>
          </table:table-cell>
          <table:table-cell table:style-name="Tableau2.G3" office:value-type="string">
            <text:p text:style-name="P48"/>
          </table:table-cell>
        </table:table-row>
        <table:table-row>
          <table:table-cell table:style-name="Tableau2.A6" office:value-type="string">
            <text:p text:style-name="P47">FG06_22_B2</text:p>
          </table:table-cell>
          <table:table-cell table:style-name="Tableau2.B4" office:value-type="string">
            <text:p text:style-name="P50">MS<text:span text:style-name="T63">3</text:span></text:p>
          </table:table-cell>
          <table:table-cell table:style-name="Tableau2.C4" office:value-type="string">
            <text:p text:style-name="P47">mutagenized strain</text:p>
          </table:table-cell>
          <table:table-cell table:style-name="Tableau2.D4" office:value-type="string">
            <text:p text:style-name="P47">2 x paired-end</text:p>
          </table:table-cell>
          <table:table-cell table:style-name="Tableau2.E4" office:value-type="string">
            <text:p text:style-name="P51">1.9+1.7+1.9+1.7</text:p>
          </table:table-cell>
          <table:table-cell table:style-name="Tableau2.F4" office:value-type="string">
            <text:p text:style-name="P56">ok</text:p>
          </table:table-cell>
          <table:table-cell table:style-name="Tableau2.G4" office:value-type="string">
            <text:p text:style-name="P48"/>
          </table:table-cell>
        </table:table-row>
        <table:table-row>
          <table:table-cell table:style-name="Tableau2.A6" office:value-type="string">
            <text:p text:style-name="P47">FG06_23_C2</text:p>
          </table:table-cell>
          <table:table-cell table:style-name="Tableau2.B5" office:value-type="string">
            <text:p text:style-name="P50">MS<text:span text:style-name="T63">4</text:span></text:p>
          </table:table-cell>
          <table:table-cell table:style-name="Tableau2.C5" office:value-type="string">
            <text:p text:style-name="P47">mutagenized strain</text:p>
          </table:table-cell>
          <table:table-cell table:style-name="Tableau2.D5" office:value-type="string">
            <text:p text:style-name="P47">1 x paired-end</text:p>
          </table:table-cell>
          <table:table-cell table:style-name="Tableau2.E5" office:value-type="string">
            <text:p text:style-name="P51">3.7+3.4</text:p>
          </table:table-cell>
          <table:table-cell table:style-name="Tableau2.F5" office:value-type="string">
            <text:p text:style-name="P56">ok</text:p>
          </table:table-cell>
          <table:table-cell table:style-name="Tableau2.G5" office:value-type="string">
            <text:p text:style-name="P48"/>
          </table:table-cell>
        </table:table-row>
        <table:table-row>
          <table:table-cell table:style-name="Tableau2.A6" office:value-type="string">
            <text:p text:style-name="P47">FG06_57_C4</text:p>
          </table:table-cell>
          <table:table-cell table:style-name="Tableau2.B6" office:value-type="string">
            <text:p text:style-name="P50">MS<text:span text:style-name="T63">5</text:span></text:p>
          </table:table-cell>
          <table:table-cell table:style-name="Tableau2.C6" office:value-type="string">
            <text:p text:style-name="P47">mutagenized strain</text:p>
          </table:table-cell>
          <table:table-cell table:style-name="Tableau2.D6" office:value-type="string">
            <text:p text:style-name="P47">2 x paired-end</text:p>
          </table:table-cell>
          <table:table-cell table:style-name="Tableau2.E6" office:value-type="string">
            <text:p text:style-name="P51">1.9+1.7+1.9+1.7</text:p>
          </table:table-cell>
          <table:table-cell table:style-name="Tableau2.F6" office:value-type="string">
            <text:p text:style-name="P56">ok</text:p>
          </table:table-cell>
          <table:table-cell table:style-name="Tableau2.G6" office:value-type="string">
            <text:p text:style-name="P48"/>
          </table:table-cell>
        </table:table-row>
        <table:table-row>
          <table:table-cell table:style-name="Tableau2.A7" office:value-type="string">
            <text:p text:style-name="P47">VXL</text:p>
          </table:table-cell>
          <table:table-cell table:style-name="Tableau2.B7" office:value-type="string">
            <text:p text:style-name="P50">SS</text:p>
          </table:table-cell>
          <table:table-cell table:style-name="Tableau2.C7" office:value-type="string">
            <text:p text:style-name="P47">Wild-type strain</text:p>
          </table:table-cell>
          <table:table-cell table:style-name="Tableau2.D7" office:value-type="string">
            <text:p text:style-name="P47">1 x paired-end</text:p>
          </table:table-cell>
          <table:table-cell table:style-name="Tableau2.E7" office:value-type="string">
            <text:p text:style-name="P51">3.7+3.5</text:p>
          </table:table-cell>
          <table:table-cell table:style-name="Tableau2.F7" office:value-type="string">
            <text:p text:style-name="P56">ok</text:p>
          </table:table-cell>
          <table:table-cell table:style-name="Tableau2.G7" office:value-type="string">
            <text:p text:style-name="P49">RFP</text:p>
          </table:table-cell>
        </table:table-row>
      </table:table>
      <text:p text:style-name="P33"/>
      <text:p text:style-name="P44">abbreviations:</text:p>
      <text:p text:style-name="P35">SS=Starting Strain</text:p>
      <text:p text:style-name="P35">MS=Mutagenized Strain</text:p>
      <text:p text:style-name="P32"/>
      <text:list xml:id="list160038111526520" text:continue-list="list160039054019912" text:style-name="L1">
        <text:list-item>
          <text:p text:style-name="P73">Preparing genomes for alignment</text:p>
        </text:list-item>
      </text:list>
      <text:p text:style-name="P39">create bwa index + fasta file index + dictionary</text:p>
      <text:p text:style-name="P39">Use my custom script to pipe all three steps: <text:s/><text:span text:style-name="T27">genome_indexing-PSMN.sh</text:span></text:p>
      <text:p text:style-name="P45"><text:span text:style-name="T1">Input: both genomes (</text:span><text:span text:style-name="T24">.dna</text:span><text:span text:style-name="T1"> and </text:span><text:span text:style-name="T24">.dna_rm</text:span><text:span text:style-name="T11">)</text:span></text:p>
      <text:p text:style-name="P46">ex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1">bash <text:span text:style-name="T58">genome_indexing-PSMN.sh</text:span> Physcomitrella_patens.Phypa_V3.dna.toplevel.fa</text:p>
          </table:table-cell>
        </table:table-row>
      </table:table>
      <text:list xml:id="list160039635599750" text:continue-numbering="true" text:style-name="L1">
        <text:list-header>
          <text:p text:style-name="P65"/>
        </text:list-header>
        <text:list-item>
          <text:p text:style-name="P65">Calling SNPs and small indels <text:span text:style-name="T32">with non-masked genome (GATK, v3.6)</text:span></text:p>
          <text:list>
            <text:list-item>
              <text:p text:style-name="P73">FastQC</text:p>
            </text:list-item>
          </text:list>
        </text:list-item>
      </text:list>
      <text:p text:style-name="P40">run FastQC on raw reads</text:p>
      <text:p text:style-name="P40">FastQC version: 0.11.2</text:p>
      <text:p text:style-name="P41">Pipe all samples in a loop with custom script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2">qsub <text:span text:style-name="T58">sub_FastQC_queue.sh</text:span></text:p>
          </table:table-cell>
        </table:table-row>
      </table:table>
      <text:p text:style-name="P4"/>
      <text:list xml:id="list160038158966552" text:continue-numbering="true" text:style-name="L1">
        <text:list-item>
          <text:list>
            <text:list-item>
              <text:p text:style-name="P74">From sequencing reads to gVCFs</text:p>
            </text:list-item>
          </text:list>
        </text:list-item>
      </text:list>
      <text:p text:style-name="P2">For each line (<text:span text:style-name="T63">SS</text:span> and each <text:span text:style-name="T63">MS</text:span>), create a config file<text:span text:style-name="T33"> (indicating the path to </text:span><text:span text:style-name="T35">sequencing reads</text:span><text:span text:style-name="T33">, the path to the </text:span><text:span text:style-name="T35">reference genome</text:span><text:span text:style-name="T33"> used plus other important information).</text:span></text:p>
      <text:p text:style-name="P6">A template config file is given <text:span text:style-name="T37">with the script. They are named: </text:span><text:span text:style-name="T46">sample.config</text:span></text:p>
      <text:p text:style-name="P7"><text:soft-page-break/><text:span text:style-name="T34">options</text:span>: <text:span text:style-name="T45">ufilter + IndelRealign</text:span></text:p>
      <text:p text:style-name="P3">Then run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<text:span text:style-name="T39">f</text:span><text:span text:style-name="T38">or sample in </text:span><text:span text:style-name="T43">SS</text:span><text:span text:style-name="T38"> M</text:span><text:span text:style-name="T43">S</text:span><text:span text:style-name="T38">1 (...) M</text:span><text:span text:style-name="T43">S5</text:span><text:span text:style-name="T38">;</text:span></text:p>
            <text:p text:style-name="P17">do</text:p>
            <text:p text:style-name="P14"><text:span text:style-name="T39">b</text:span><text:span text:style-name="T38">ash </text:span><text:span text:style-name="T44">GATK_fq-to-gVCF.v4.sh</text:span><text:span text:style-name="T40"> </text:span><text:span text:style-name="T41">${sample}</text:span><text:span text:style-name="T54">.</text:span><text:span text:style-name="T41">config</text:span><text:span text:style-name="T42"> </text:span><text:span text:style-name="T41">; </text:span></text:p>
            <text:p text:style-name="P17">done</text:p>
          </table:table-cell>
        </table:table-row>
      </table:table>
      <text:p text:style-name="P29"><text:span text:style-name="T2">Output</text:span><text:span text:style-name="T3">: For each line of the cohort, one vcf file in the </text:span><text:a xlink:type="simple" xlink:href="https://gatkforums.broadinstitute.org/gatk/discussion/4017/what-is-a-gvcf-and-how-is-it-different-from-a-regular-vcf" text:style-name="Internet_20_link" text:visited-style-name="Visited_20_Internet_20_Link">gVCF format</text:a><text:span text:style-name="T3"> (</text:span><text:span text:style-name="T22">SS</text:span><text:span text:style-name="T18">.</text:span><text:span text:style-name="T19">gVCF.vcf</text:span><text:span text:style-name="T20"> </text:span><text:span text:style-name="T1">or</text:span><text:span text:style-name="T21"> </text:span><text:span text:style-name="T17">M</text:span><text:span text:style-name="T22">S</text:span><text:span text:style-name="T20">x</text:span><text:span text:style-name="T18">.gVCF</text:span><text:span text:style-name="T19">.vcf</text:span><text:span text:style-name="T20">)</text:span></text:p>
      <text:p text:style-name="P27"/>
      <text:p text:style-name="P30"><text:span text:style-name="T1">Stored in Folder: </text:span><text:span text:style-name="T25">GATK.1</text:span></text:p>
      <text:p text:style-name="P27"/>
      <text:p text:style-name="Standard"><text:span text:style-name="T14">Note</text:span><text:span text:style-name="T12">: test the relevance of performing BQSR filter or not</text:span><text:span text:style-name="T13"> -&gt; remove ~0.5% of variants (17</text:span><text:span text:style-name="T16">,</text:span><text:span text:style-name="T13">358 over 3</text:span><text:span text:style-name="T16">,</text:span><text:span text:style-name="T13">332</text:span><text:span text:style-name="T16">,</text:span><text:span text:style-name="T13">239). You can skip this step.</text:span></text:p>
      <text:p text:style-name="P8"/>
      <text:list xml:id="list160039231813461" text:continue-numbering="true" text:style-name="L1">
        <text:list-item>
          <text:p text:style-name="P75">Calling SNPs and small indels with masked genome (GATK, v3.6)</text:p>
        </text:list-item>
      </text:list>
      <text:p text:style-name="P42">Same as above, with a different version of the genome<text:span text:style-name="T68"> (new set of config files: they are named </text:span><text:span text:style-name="T46">sample.</text:span><text:span text:style-name="T49">dna_rm</text:span><text:span text:style-name="T47">.</text:span><text:span text:style-name="T46">config</text:span><text:span text:style-name="T68">)</text:span></text:p>
      <text:p text:style-name="P43">Same script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2"><text:span text:style-name="T39">f</text:span><text:span text:style-name="T38">or sample in </text:span><text:span text:style-name="T43">SS</text:span><text:span text:style-name="T38"> M</text:span><text:span text:style-name="T43">S</text:span><text:span text:style-name="T38">1 (...) M</text:span><text:span text:style-name="T43">S5</text:span><text:span text:style-name="T38">;</text:span></text:p>
            <text:p text:style-name="P18">do</text:p>
            <text:p text:style-name="P15"><text:span text:style-name="T39">b</text:span><text:span text:style-name="T38">ash </text:span><text:span text:style-name="T44">GATK_fq-to-gVCF.v4.sh</text:span><text:span text:style-name="T40"> </text:span><text:span text:style-name="T41">${sample}</text:span><text:span text:style-name="T54">.dna_rm.</text:span><text:span text:style-name="T41">config</text:span><text:span text:style-name="T42"> </text:span><text:span text:style-name="T41">; </text:span></text:p>
            <text:p text:style-name="P18">done</text:p>
          </table:table-cell>
        </table:table-row>
      </table:table>
      <text:p text:style-name="P5">Stored in Folder: <text:span text:style-name="T29">GATK.</text:span><text:span text:style-name="T30">2</text:span></text:p>
      <text:p text:style-name="P28"/>
      <text:list xml:id="list160038312074153" text:continue-numbering="true" text:style-name="L1">
        <text:list-item>
          <text:p text:style-name="P76">Read Alignment for Pindel</text:p>
        </text:list-item>
      </text:list>
      <text:list xml:id="list1788008482" text:style-name="L4">
        <text:list-item>
          <text:p text:style-name="P72">Non-masked genome</text:p>
        </text:list-item>
        <text:list-item>
          <text:p text:style-name="P78"><text:span text:style-name="T15">Options</text:span><text:span text:style-name="T7"> of the config file: comment (#) ufilter: reads whose mate is unmapped are kept.</text:span><text:span text:style-name="T9"> </text:span><text:span text:style-name="T10">new set of config files: they are named </text:span><text:span text:style-name="T51">sample.</text:span><text:span text:style-name="T53">bam3</text:span><text:span text:style-name="T52">.</text:span><text:span text:style-name="T51">config</text:span><text:span text:style-name="T10">)</text:span></text:p>
        </text:list-item>
        <text:list-item>
          <text:p text:style-name="P79"><text:span text:style-name="T7">s</text:span><text:span text:style-name="T4">cript</text:span><text:span text:style-name="T8"> </text:span><text:span text:style-name="T50">fq-to-BAM.sh</text:span>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3"><text:span text:style-name="T39">f</text:span><text:span text:style-name="T38">or sample in </text:span><text:span text:style-name="T43">SS</text:span><text:span text:style-name="T38"> M</text:span><text:span text:style-name="T43">S</text:span><text:span text:style-name="T38">1 (...) M</text:span><text:span text:style-name="T43">S5</text:span><text:span text:style-name="T38">;</text:span></text:p>
            <text:p text:style-name="P19">do</text:p>
            <text:p text:style-name="P16"><text:span text:style-name="T39">b</text:span><text:span text:style-name="T38">ash </text:span><text:span text:style-name="T44">fq-to-BAM.sh</text:span><text:span text:style-name="T40"> </text:span><text:span text:style-name="T41">${sample}</text:span><text:span text:style-name="T55">.bam3.</text:span><text:span text:style-name="T41">config</text:span><text:span text:style-name="T42"> </text:span><text:span text:style-name="T41">; </text:span></text:p>
            <text:p text:style-name="P19">done</text:p>
          </table:table-cell>
        </table:table-row>
      </table:table>
      <text:list xml:id="list160037994685258" text:continue-numbering="true" text:style-name="L4">
        <text:list-item>
          <text:p text:style-name="P57"><text:span text:style-name="T67">Stored in Folder: </text:span><text:span text:style-name="T48">BAM</text:span><text:span text:style-name="T29">.</text:span><text:span text:style-name="T31">3</text:span></text:p>
        </text:list-item>
      </text:list>
      <text:p text:style-name="P58"/>
      <text:list xml:id="list160037868291722" text:continue-list="list160038312074153" text:style-name="L1">
        <text:list-item>
          <text:p text:style-name="P63">Annotating Variant effect with snpEff</text:p>
        </text:list-item>
      </text:list>
      <text:p text:style-name="P1">Note<text:span text:style-name="T72">: see how to build a database from the latest annotation file</text:span></text:p>
      <text:p text:style-name="P1">run on PSMN with my own local config file: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1">snpEff Phypa_V3.48 \</text:p>
            <text:p text:style-name="P61">-c /home/fbesnard/Reference_genomes/snpEff-Databases/snpEff_myown.config \</text:p>
            <text:p text:style-name="P61">-v FG06_13_C4.dna.specific.all-pw.ssad-F.vcf \</text:p>
            <text:p text:style-name="P61">&gt; FG06_13_C4.final.smallvar.snpeff.vcf</text:p>
          </table:table-cell>
        </table:table-row>
      </table:table>
      <text:p text:style-name="P59"/>
      <text:p text:style-name="P1">sort results by functional impact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62">bash ~/SCRIPTS_PSMN/sort-snpEff.v2.sh FG06_13_C4.final.smallvar.snpeff.vcf FG06_13_C4.final.smallvar.snpeff</text:p>
          </table:table-cell>
        </table:table-row>
      </table:table>
      <text:p text:style-name="P60"/>
      <text:p text:style-name="P58"/>
      <text:p text:style-name="P58"/>
      <text:p text:style-name="P58"/>
      <text:p text:style-name="P1"><text:span text:style-name="T34">Note</text:span>: Building<text:span text:style-name="T69"> a gene/annotation database for Phypa_V3 with snpEff:</text:span></text:p>
      <text:p text:style-name="P9">run on PSMN with my own local config file: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0"><text:span text:style-name="T69">:~$ </text:span>module load snpEff/4.3t</text:p>
            <text:p text:style-name="P20"/>
            <text:p text:style-name="P23"><text:tab/>1. Modify the config file <text:soft-page-break/>(~/Reference_genomes/snpEff-Databases/snpEff_myown.config) by adding the following lines:</text:p>
            <text:p text:style-name="P23">#Physcomitrium (Physcomitrella) patens (Phypa_V3.48, 17/08/2020)</text:p>
            <text:p text:style-name="P23">Phypa_V3.48.genome : Physcomitrium patens</text:p>
            <text:p text:style-name="P23"/>
            <text:p text:style-name="P23"><text:tab/>2. copy genome into ~/Reference_genomes/snpEff-Databases/genomes/, rename and zip</text:p>
            <text:p text:style-name="P24">:~$<text:span text:style-name="T70"> </text:span>cp ~/Reference_genomes/Moss/Physcomitrella_patens.Phypa_V3.dna.toplevel.fa Phypa_V3.48.fa</text:p>
            <text:p text:style-name="P24">:~$<text:span text:style-name="T70"> </text:span>gzip Phypa_V3.48.fa</text:p>
            <text:p text:style-name="P23"><text:tab/>3. Create a directory in ~/Reference_genomes/snpEff-Databases/</text:p>
            <text:p text:style-name="P26"><text:span text:style-name="T69">:~$ </text:span>mkdir <text:span text:style-name="T69">Phypa_V3.48</text:span></text:p>
            <text:p text:style-name="P23"><text:tab/>4. copy gff file as "genes.gff" and zip</text:p>
            <text:p text:style-name="P23">cp ~/Reference_genomes/Moss/Physcomitrella_patens.Phypa_V3.48.gff3 genes.gff</text:p>
            <text:p text:style-name="P25"><text:tab/>5. build the database</text:p>
            <text:p text:style-name="P20"><text:span text:style-name="T69">:~$ </text:span>snpEff build -gff3 -c ~/Reference_genomes/snpEff-Databases/snpEff_myown.config -v Phypa_V3.48</text:p>
            <text:p text:style-name="P20"/>
          </table:table-cell>
        </table:table-row>
      </table:table>
      <text:p text:style-name="P9"/>
      <text:p text:style-name="P9">log from snpEff build:</text:p>
      <text:p text:style-name="P10">many warnings, especially "Cannot find transcript/ Could not add UTR".</text:p>
      <text:p text:style-name="P9"/>
      <text:p text:style-name="P31">Marking as 'coding' from CDS information: </text:p>
      <text:p text:style-name="P31"><text:tab/>Done: <text:span text:style-name="T58">86055 transcripts marked</text:span></text:p>
      <text:p text:style-name="P31">#-----------------------------------------------</text:p>
      <text:p text:style-name="P31"># Genome name <text:s text:c="15"/>: 'Physcomitrium patens'</text:p>
      <text:p text:style-name="P31"># Genome version <text:s text:c="12"/>: 'Phypa_V3.48'</text:p>
      <text:p text:style-name="P31"># Genome ID <text:s text:c="17"/>: 'Phypa_V3.48[0]'</text:p>
      <text:p text:style-name="P31"># Has protein coding info <text:s text:c="3"/>: true</text:p>
      <text:p text:style-name="P31"># Has Tr. Support Level info : true</text:p>
      <text:p text:style-name="P31"># <text:span text:style-name="T58">Genes </text:span><text:s text:c="21"/>: <text:span text:style-name="T58">134281</text:span></text:p>
      <text:p text:style-name="P31"># <text:span text:style-name="T58">Protein coding genes </text:span><text:s text:c="6"/>: <text:span text:style-name="T58">101387</text:span></text:p>
      <text:p text:style-name="P31">#-----------------------------------------------</text:p>
      <text:p text:style-name="P31"># Transcripts <text:s text:c="15"/>: 174214</text:p>
      <text:p text:style-name="P31"># Avg. transcripts per gene <text:s/>: 1.30</text:p>
      <text:p text:style-name="P31"># TSL transcripts <text:s text:c="11"/>: 0</text:p>
      <text:p text:style-name="P31">#-----------------------------------------------</text:p>
      <text:p text:style-name="P31"># Checked transcripts <text:s text:c="7"/>: </text:p>
      <text:p text:style-name="P31"># <text:s text:c="14"/>AA sequences : <text:s text:c="5"/>0 ( 0.00% )</text:p>
      <text:p text:style-name="P31"># <text:s text:c="13"/>DNA sequences : <text:s text:c="5"/>0 ( 0.00% )</text:p>
      <text:p text:style-name="P31">#-----------------------------------------------</text:p>
      <text:p text:style-name="P31"># Protein coding transcripts : 173554</text:p>
      <text:p text:style-name="P31"># <text:s text:c="13"/>Length errors : <text:s text:c="4"/>64 ( 0.04% )</text:p>
      <text:p text:style-name="P31"># <text:s/>STOP codons in CDS errors : <text:s text:c="5"/>0 ( 0.00% )</text:p>
      <text:p text:style-name="P31"># <text:s text:c="8"/><text:span text:style-name="T58">START codon errors</text:span> : <text:s/>88544 ( 51.02% )</text:p>
      <text:p text:style-name="P31"># <text:s text:c="7"/><text:span text:style-name="T58">STOP codon warnings </text:span>: <text:s/>87684 ( 50.52% )</text:p>
      <text:p text:style-name="P31"># <text:s text:c="13"/>UTR sequences : <text:s/>76405 ( 43.86% )</text:p>
      <text:p text:style-name="P31"># <text:s text:c="14"/><text:span text:style-name="T58">Total Errors</text:span> : <text:s/>88608 ( 51.06% )</text:p>
      <text:p text:style-name="P31">#-----------------------------------------------</text:p>
      <text:p text:style-name="P31"># Cds <text:s text:c="23"/>: 526793</text:p>
      <text:p text:style-name="P31"># Exons <text:s text:c="21"/>: 588342</text:p>
      <text:p text:style-name="P31"># Exons with sequence <text:s text:c="7"/>: 588342</text:p>
      <text:p text:style-name="P31"># Exons without sequence <text:s text:c="4"/>: 0</text:p>
      <text:p text:style-name="P31"># Avg. exons per transcript <text:s/>: 3.38</text:p>
      <text:p text:style-name="P31"># WARNING <text:s text:c="19"/>: No mitochondrion chromosome found</text:p>
      <text:p text:style-name="P31">#-----------------------------------------------</text:p>
      <text:p text:style-name="P31"># <text:span text:style-name="T58">Number of chromosomes</text:span> <text:s text:c="5"/>: <text:span text:style-name="T58">357</text:span></text:p>
      <text:p text:style-name="P31"># Chromosomes <text:s text:c="15"/>: Format 'chromo_name size codon_table'</text:p>
      <text:p text:style-name="P31">#<text:tab/><text:tab/>'1'<text:tab/>30242098<text:tab/>Standard</text:p>
      <text:p text:style-name="P31">#<text:tab/><text:tab/>'2'<text:tab/>25998084<text:tab/>Standard</text:p>
      <text:p text:style-name="P31">#<text:tab/><text:tab/>'3'<text:tab/>25551832<text:tab/>Standard</text:p>
      <text:p text:style-name="P31">#<text:tab/><text:tab/>'4'<text:tab/>22344759<text:tab/>Standard</text:p>
      <text:p text:style-name="P31"><text:soft-page-break/>#<text:tab/><text:tab/>'5'<text:tab/>20681290<text:tab/>Standard</text:p>
      <text:p text:style-name="P31">#<text:tab/><text:tab/>'6'<text:tab/>19533230<text:tab/>Standard</text:p>
      <text:p text:style-name="P31">#<text:tab/><text:tab/>'7'<text:tab/>18116774<text:tab/>Standard</text:p>
      <text:p text:style-name="P31">#<text:tab/><text:tab/>'8'<text:tab/>17934281<text:tab/>Standard</text:p>
      <text:p text:style-name="P31">#<text:tab/><text:tab/>'9'<text:tab/>17794193<text:tab/>Standard</text:p>
      <text:p text:style-name="P31">#<text:tab/><text:tab/>'10'<text:tab/>17530623<text:tab/>Standard</text:p>
      <text:p text:style-name="P31">#<text:tab/><text:tab/>'11'<text:tab/>17494229<text:tab/>Standard</text:p>
      <text:p text:style-name="P31">#<text:tab/><text:tab/>'12'<text:tab/>17435539<text:tab/>Standard</text:p>
      <text:p text:style-name="P31">#<text:tab/><text:tab/>'13'<text:tab/>17250819<text:tab/>Standard</text:p>
      <text:p text:style-name="P31">#<text:tab/><text:tab/>'14'<text:tab/>17248380<text:tab/>Standard</text:p>
      <text:p text:style-name="P31">#<text:tab/><text:tab/>'15'<text:tab/>17009704<text:tab/>Standard</text:p>
      <text:p text:style-name="P31">#<text:tab/><text:tab/>'16'<text:tab/>16572167<text:tab/>Standard</text:p>
      <text:p text:style-name="P31">#<text:tab/><text:tab/>'17'<text:tab/>15984037<text:tab/>Standard</text:p>
      <text:p text:style-name="P31">#<text:tab/><text:tab/>'18'<text:tab/>15735161<text:tab/>Standard</text:p>
      <text:p text:style-name="P31">#<text:tab/><text:tab/>'19'<text:tab/>15673097<text:tab/>Standard</text:p>
      <text:p text:style-name="P31">#<text:tab/><text:tab/>'21'<text:tab/>15510460<text:tab/>Standard</text:p>
      <text:p text:style-name="P31">#<text:tab/><text:tab/>'20'<text:tab/>15486712<text:tab/>Standard</text:p>
      <text:p text:style-name="P31">#<text:tab/><text:tab/>'22'<text:tab/>15354560<text:tab/>Standard</text:p>
      <text:p text:style-name="P31">#<text:tab/><text:tab/>'23'<text:tab/>15138416<text:tab/>Standard</text:p>
      <text:p text:style-name="P31">#<text:tab/><text:tab/>'24'<text:tab/>13755829<text:tab/>Standard</text:p>
      <text:p text:style-name="P31">#<text:tab/><text:tab/>'25'<text:tab/>11183739<text:tab/>Standard</text:p>
      <text:p text:style-name="P31">#<text:tab/><text:tab/>'26'<text:tab/>10125990<text:tab/>Standard</text:p>
      <text:p text:style-name="P31">#<text:tab/><text:tab/>'27'<text:tab/>5299892<text:tab/>Standard</text:p>
      <text:p text:style-name="P31">#<text:tab/><text:tab/>'scaffold_37'<text:tab/>171298<text:tab/>Standard</text:p>
      <text:p text:style-name="P31">#<text:tab/><text:tab/>'scaffold_38'<text:tab/>127501<text:tab/>Standard</text:p>
      <text:p text:style-name="P31">#<text:tab/><text:tab/>'scaffold_50'<text:tab/>117854<text:tab/>Standard</text:p>
      <text:p text:style-name="P31">#<text:tab/><text:tab/>'scaffold_51'<text:tab/>101950<text:tab/>Standard</text:p>
      <text:p text:style-name="P31">#<text:tab/><text:tab/>'scaffold_47'<text:tab/>88975<text:tab/>Standard</text:p>
      <text:p text:style-name="P31">#<text:tab/><text:tab/>'scaffold_48'<text:tab/>88318<text:tab/>Standard</text:p>
      <text:p text:style-name="P31">#<text:tab/><text:tab/>'scaffold_49'<text:tab/>86846<text:tab/>Standard</text:p>
      <text:p text:style-name="P31">#<text:tab/><text:tab/>'scaffold_56'<text:tab/>83804<text:tab/>Standard</text:p>
      <text:p text:style-name="P31">#<text:tab/><text:tab/>'scaffold_52'<text:tab/>79700<text:tab/>Standard</text:p>
      <text:p text:style-name="P31">#<text:tab/><text:tab/>'scaffold_53'<text:tab/>78880<text:tab/>Standard</text:p>
      <text:p text:style-name="P31">#<text:tab/><text:tab/>'scaffold_62'<text:tab/>66314<text:tab/>Standard</text:p>
      <text:p text:style-name="P31">#<text:tab/><text:tab/>'scaffold_64'<text:tab/>64196<text:tab/>Standard</text:p>
      <text:p text:style-name="P31">#<text:tab/><text:tab/>'scaffold_67'<text:tab/>59305<text:tab/>Standard</text:p>
      <text:p text:style-name="P31">#<text:tab/><text:tab/>'scaffold_76'<text:tab/>45882<text:tab/>Standard</text:p>
      <text:p text:style-name="P31">#<text:tab/><text:tab/>'scaffold_173'<text:tab/>41976<text:tab/>Standard</text:p>
      <text:p text:style-name="P31">#<text:tab/><text:tab/>'scaffold_165'<text:tab/>41815<text:tab/>Standard</text:p>
      <text:p text:style-name="P31">#<text:tab/><text:tab/>'scaffold_79'<text:tab/>40341<text:tab/>Standard</text:p>
      <text:p text:style-name="P31">#<text:tab/><text:tab/>'scaffold_81'<text:tab/>39109<text:tab/>Standard</text:p>
      <text:p text:style-name="P31">#<text:tab/><text:tab/>'scaffold_85'<text:tab/>37256<text:tab/>Standard</text:p>
      <text:p text:style-name="P31">#<text:tab/><text:tab/>'scaffold_105'<text:tab/>36754<text:tab/>Standard</text:p>
      <text:p text:style-name="P31">#<text:tab/><text:tab/>'scaffold_89'<text:tab/>32022<text:tab/>Standard</text:p>
      <text:p text:style-name="P31">#<text:tab/><text:tab/>'scaffold_93'<text:tab/>31256<text:tab/>Standard</text:p>
      <text:p text:style-name="P31">#<text:tab/><text:tab/>'scaffold_95'<text:tab/>29900<text:tab/>Standard</text:p>
      <text:p text:style-name="P31">#<text:tab/><text:tab/>'scaffold_97'<text:tab/>28974<text:tab/>Standard</text:p>
      <text:p text:style-name="P31">#<text:tab/><text:tab/>'scaffold_876'<text:tab/>28422<text:tab/>Standard</text:p>
      <text:p text:style-name="P31">#<text:tab/><text:tab/>'scaffold_100'<text:tab/>27963<text:tab/>Standard</text:p>
      <text:p text:style-name="P31">#<text:tab/><text:tab/>'scaffold_101'<text:tab/>27875<text:tab/>Standard</text:p>
      <text:p text:style-name="P31">#<text:tab/><text:tab/>'scaffold_104'<text:tab/>26885<text:tab/>Standard</text:p>
      <text:p text:style-name="P31">#<text:tab/><text:tab/>'scaffold_111'<text:tab/>24443<text:tab/>Standard</text:p>
      <text:p text:style-name="P31">#<text:tab/><text:tab/>'scaffold_113'<text:tab/>24087<text:tab/>Standard</text:p>
      <text:p text:style-name="P31">#<text:tab/><text:tab/>'scaffold_115'<text:tab/>23409<text:tab/>Standard</text:p>
      <text:p text:style-name="P31">#<text:tab/><text:tab/>'scaffold_116'<text:tab/>23363<text:tab/>Standard</text:p>
      <text:p text:style-name="P31">#<text:tab/><text:tab/>'scaffold_117'<text:tab/>23227<text:tab/>Standard</text:p>
      <text:p text:style-name="P31">#<text:tab/><text:tab/>'scaffold_121'<text:tab/>22559<text:tab/>Standard</text:p>
      <text:p text:style-name="P31">#<text:tab/><text:tab/>'scaffold_123'<text:tab/>22280<text:tab/>Standard</text:p>
      <text:p text:style-name="P31">#<text:tab/><text:tab/>'scaffold_124'<text:tab/>22108<text:tab/>Standard</text:p>
      <text:p text:style-name="P31">#<text:tab/><text:tab/>'scaffold_127'<text:tab/>21755<text:tab/>Standard</text:p>
      <text:p text:style-name="P31">#<text:tab/><text:tab/>'scaffold_128'<text:tab/>21536<text:tab/>Standard</text:p>
      <text:p text:style-name="P31">#<text:tab/><text:tab/>'scaffold_135'<text:tab/>20960<text:tab/>Standard</text:p>
      <text:p text:style-name="P31">#<text:tab/><text:tab/>'scaffold_137'<text:tab/>20476<text:tab/>Standard</text:p>
      <text:p text:style-name="P31">#<text:tab/><text:tab/>'scaffold_142'<text:tab/>19491<text:tab/>Standard</text:p>
      <text:p text:style-name="P31"><text:soft-page-break/>#<text:tab/><text:tab/>'scaffold_145'<text:tab/>19183<text:tab/>Standard</text:p>
      <text:p text:style-name="P31">#<text:tab/><text:tab/>'scaffold_149'<text:tab/>18534<text:tab/>Standard</text:p>
      <text:p text:style-name="P31">#<text:tab/><text:tab/>'scaffold_152'<text:tab/>18345<text:tab/>Standard</text:p>
      <text:p text:style-name="P31">#<text:tab/><text:tab/>'scaffold_162'<text:tab/>17276<text:tab/>Standard</text:p>
      <text:p text:style-name="P31">#<text:tab/><text:tab/>'scaffold_176'<text:tab/>16009<text:tab/>Standard</text:p>
      <text:p text:style-name="P31">#<text:tab/><text:tab/>'scaffold_177'<text:tab/>15775<text:tab/>Standard</text:p>
      <text:p text:style-name="P31">#<text:tab/><text:tab/>'scaffold_179'<text:tab/>15617<text:tab/>Standard</text:p>
      <text:p text:style-name="P31">#<text:tab/><text:tab/>'scaffold_180'<text:tab/>15088<text:tab/>Standard</text:p>
      <text:p text:style-name="P31">#<text:tab/><text:tab/>'scaffold_187'<text:tab/>14600<text:tab/>Standard</text:p>
      <text:p text:style-name="P31">#<text:tab/><text:tab/>'scaffold_188'<text:tab/>14492<text:tab/>Standard</text:p>
      <text:p text:style-name="P31">#<text:tab/><text:tab/>'scaffold_194'<text:tab/>13915<text:tab/>Standard</text:p>
      <text:p text:style-name="P31">#<text:tab/><text:tab/>'scaffold_200'<text:tab/>13734<text:tab/>Standard</text:p>
      <text:p text:style-name="P31">#<text:tab/><text:tab/>'scaffold_202'<text:tab/>13631<text:tab/>Standard</text:p>
      <text:p text:style-name="P31">#<text:tab/><text:tab/>'scaffold_205'<text:tab/>13592<text:tab/>Standard</text:p>
      <text:p text:style-name="P31">#<text:tab/><text:tab/>'scaffold_203'<text:tab/>13538<text:tab/>Standard</text:p>
      <text:p text:style-name="P31">#<text:tab/><text:tab/>'scaffold_214'<text:tab/>13051<text:tab/>Standard</text:p>
      <text:p text:style-name="P31">#<text:tab/><text:tab/>'scaffold_215'<text:tab/>12855<text:tab/>Standard</text:p>
      <text:p text:style-name="P31">#<text:tab/><text:tab/>'scaffold_441'<text:tab/>12727<text:tab/>Standard</text:p>
      <text:p text:style-name="P31">#<text:tab/><text:tab/>'scaffold_222'<text:tab/>12673<text:tab/>Standard</text:p>
      <text:p text:style-name="P31">#<text:tab/><text:tab/>'scaffold_224'<text:tab/>12538<text:tab/>Standard</text:p>
      <text:p text:style-name="P31">#<text:tab/><text:tab/>'scaffold_226'<text:tab/>12534<text:tab/>Standard</text:p>
      <text:p text:style-name="P31">#<text:tab/><text:tab/>'scaffold_230'<text:tab/>12490<text:tab/>Standard</text:p>
      <text:p text:style-name="P31">#<text:tab/><text:tab/>'scaffold_241'<text:tab/>12489<text:tab/>Standard</text:p>
      <text:p text:style-name="P31">#<text:tab/><text:tab/>'scaffold_228'<text:tab/>12263<text:tab/>Standard</text:p>
      <text:p text:style-name="P31">#<text:tab/><text:tab/>'scaffold_229'<text:tab/>12213<text:tab/>Standard</text:p>
      <text:p text:style-name="P31">#<text:tab/><text:tab/>'scaffold_234'<text:tab/>11959<text:tab/>Standard</text:p>
      <text:p text:style-name="P31">#<text:tab/><text:tab/>'scaffold_240'<text:tab/>11723<text:tab/>Standard</text:p>
      <text:p text:style-name="P31">#<text:tab/><text:tab/>'scaffold_242'<text:tab/>11577<text:tab/>Standard</text:p>
      <text:p text:style-name="P31">#<text:tab/><text:tab/>'scaffold_246'<text:tab/>11571<text:tab/>Standard</text:p>
      <text:p text:style-name="P31">#<text:tab/><text:tab/>'scaffold_244'<text:tab/>11558<text:tab/>Standard</text:p>
      <text:p text:style-name="P31">#<text:tab/><text:tab/>'scaffold_245'<text:tab/>11480<text:tab/>Standard</text:p>
      <text:p text:style-name="P31">#<text:tab/><text:tab/>'scaffold_261'<text:tab/>11181<text:tab/>Standard</text:p>
      <text:p text:style-name="P31">#<text:tab/><text:tab/>'scaffold_254'<text:tab/>10997<text:tab/>Standard</text:p>
      <text:p text:style-name="P31">#<text:tab/><text:tab/>'scaffold_255'<text:tab/>10995<text:tab/>Standard</text:p>
      <text:p text:style-name="P31">#<text:tab/><text:tab/>'scaffold_256'<text:tab/>10927<text:tab/>Standard</text:p>
      <text:p text:style-name="P31">#<text:tab/><text:tab/>'scaffold_267'<text:tab/>10863<text:tab/>Standard</text:p>
      <text:p text:style-name="P31">#<text:tab/><text:tab/>'scaffold_259'<text:tab/>10764<text:tab/>Standard</text:p>
      <text:p text:style-name="P31">#<text:tab/><text:tab/>'scaffold_270'<text:tab/>10539<text:tab/>Standard</text:p>
      <text:p text:style-name="P31">#<text:tab/><text:tab/>'scaffold_271'<text:tab/>10404<text:tab/>Standard</text:p>
      <text:p text:style-name="P31">#<text:tab/><text:tab/>'scaffold_272'<text:tab/>10303<text:tab/>Standard</text:p>
      <text:p text:style-name="P31">#<text:tab/><text:tab/>'scaffold_274'<text:tab/>10223<text:tab/>Standard</text:p>
      <text:p text:style-name="P31">#<text:tab/><text:tab/>'scaffold_1175'<text:tab/>10138<text:tab/>Standard</text:p>
      <text:p text:style-name="P31">#<text:tab/><text:tab/>'scaffold_278'<text:tab/>10029<text:tab/>Standard</text:p>
      <text:p text:style-name="P31">#<text:tab/><text:tab/>'scaffold_281'<text:tab/>9908<text:tab/>Standard</text:p>
      <text:p text:style-name="P31">#<text:tab/><text:tab/>'scaffold_292'<text:tab/>9490<text:tab/>Standard</text:p>
      <text:p text:style-name="P31">#<text:tab/><text:tab/>'scaffold_293'<text:tab/>9424<text:tab/>Standard</text:p>
      <text:p text:style-name="P31">#<text:tab/><text:tab/>'scaffold_298'<text:tab/>9307<text:tab/>Standard</text:p>
      <text:p text:style-name="P31">#<text:tab/><text:tab/>'scaffold_302'<text:tab/>9206<text:tab/>Standard</text:p>
      <text:p text:style-name="P31">#<text:tab/><text:tab/>'scaffold_313'<text:tab/>8924<text:tab/>Standard</text:p>
      <text:p text:style-name="P31">#<text:tab/><text:tab/>'scaffold_310'<text:tab/>8841<text:tab/>Standard</text:p>
      <text:p text:style-name="P31">#<text:tab/><text:tab/>'scaffold_312'<text:tab/>8724<text:tab/>Standard</text:p>
      <text:p text:style-name="P31">#<text:tab/><text:tab/>'scaffold_317'<text:tab/>8677<text:tab/>Standard</text:p>
      <text:p text:style-name="P31">#<text:tab/><text:tab/>'scaffold_318'<text:tab/>8649<text:tab/>Standard</text:p>
      <text:p text:style-name="P31">#<text:tab/><text:tab/>'scaffold_329'<text:tab/>8355<text:tab/>Standard</text:p>
      <text:p text:style-name="P31">#<text:tab/><text:tab/>'scaffold_332'<text:tab/>8308<text:tab/>Standard</text:p>
      <text:p text:style-name="P31">#<text:tab/><text:tab/>'scaffold_421'<text:tab/>8292<text:tab/>Standard</text:p>
      <text:p text:style-name="P31">#<text:tab/><text:tab/>'scaffold_334'<text:tab/>8163<text:tab/>Standard</text:p>
      <text:p text:style-name="P31">#<text:tab/><text:tab/>'scaffold_338'<text:tab/>8127<text:tab/>Standard</text:p>
      <text:p text:style-name="P31">#<text:tab/><text:tab/>'scaffold_342'<text:tab/>7939<text:tab/>Standard</text:p>
      <text:p text:style-name="P31">#<text:tab/><text:tab/>'scaffold_346'<text:tab/>7850<text:tab/>Standard</text:p>
      <text:p text:style-name="P31">#<text:tab/><text:tab/>'scaffold_349'<text:tab/>7800<text:tab/>Standard</text:p>
      <text:p text:style-name="P31">#<text:tab/><text:tab/>'scaffold_350'<text:tab/>7766<text:tab/>Standard</text:p>
      <text:p text:style-name="P31">#<text:tab/><text:tab/>'scaffold_352'<text:tab/>7743<text:tab/>Standard</text:p>
      <text:p text:style-name="P31">#<text:tab/><text:tab/>'scaffold_353'<text:tab/>7700<text:tab/>Standard</text:p>
      <text:p text:style-name="P31"><text:soft-page-break/>#<text:tab/><text:tab/>'scaffold_354'<text:tab/>7680<text:tab/>Standard</text:p>
      <text:p text:style-name="P31">#<text:tab/><text:tab/>'scaffold_355'<text:tab/>7678<text:tab/>Standard</text:p>
      <text:p text:style-name="P31">#<text:tab/><text:tab/>'scaffold_361'<text:tab/>7656<text:tab/>Standard</text:p>
      <text:p text:style-name="P31">#<text:tab/><text:tab/>'scaffold_358'<text:tab/>7614<text:tab/>Standard</text:p>
      <text:p text:style-name="P31">#<text:tab/><text:tab/>'scaffold_360'<text:tab/>7570<text:tab/>Standard</text:p>
      <text:p text:style-name="P31">#<text:tab/><text:tab/>'scaffold_366'<text:tab/>7566<text:tab/>Standard</text:p>
      <text:p text:style-name="P31">#<text:tab/><text:tab/>'scaffold_365'<text:tab/>7504<text:tab/>Standard</text:p>
      <text:p text:style-name="P31">#<text:tab/><text:tab/>'scaffold_370'<text:tab/>7375<text:tab/>Standard</text:p>
      <text:p text:style-name="P31">#<text:tab/><text:tab/>'scaffold_447'<text:tab/>7303<text:tab/>Standard</text:p>
      <text:p text:style-name="P31">#<text:tab/><text:tab/>'scaffold_374'<text:tab/>7272<text:tab/>Standard</text:p>
      <text:p text:style-name="P31">#<text:tab/><text:tab/>'scaffold_375'<text:tab/>7261<text:tab/>Standard</text:p>
      <text:p text:style-name="P31">#<text:tab/><text:tab/>'scaffold_384'<text:tab/>7238<text:tab/>Standard</text:p>
      <text:p text:style-name="P31">#<text:tab/><text:tab/>'scaffold_380'<text:tab/>7193<text:tab/>Standard</text:p>
      <text:p text:style-name="P31">#<text:tab/><text:tab/>'scaffold_383'<text:tab/>7183<text:tab/>Standard</text:p>
      <text:p text:style-name="P31">#<text:tab/><text:tab/>'scaffold_507'<text:tab/>7145<text:tab/>Standard</text:p>
      <text:p text:style-name="P31">#<text:tab/><text:tab/>'scaffold_435'<text:tab/>7103<text:tab/>Standard</text:p>
      <text:p text:style-name="P31">#<text:tab/><text:tab/>'scaffold_391'<text:tab/>7081<text:tab/>Standard</text:p>
      <text:p text:style-name="P31">#<text:tab/><text:tab/>'scaffold_392'<text:tab/>7050<text:tab/>Standard</text:p>
      <text:p text:style-name="P31">#<text:tab/><text:tab/>'scaffold_395'<text:tab/>7003<text:tab/>Standard</text:p>
      <text:p text:style-name="P31">#<text:tab/><text:tab/>'scaffold_396'<text:tab/>6978<text:tab/>Standard</text:p>
      <text:p text:style-name="P31">#<text:tab/><text:tab/>'scaffold_397'<text:tab/>6977<text:tab/>Standard</text:p>
      <text:p text:style-name="P31">#<text:tab/><text:tab/>'scaffold_398'<text:tab/>6968<text:tab/>Standard</text:p>
      <text:p text:style-name="P31">#<text:tab/><text:tab/>'scaffold_427'<text:tab/>6968<text:tab/>Standard</text:p>
      <text:p text:style-name="P31">#<text:tab/><text:tab/>'scaffold_403'<text:tab/>6942<text:tab/>Standard</text:p>
      <text:p text:style-name="P31">#<text:tab/><text:tab/>'scaffold_419'<text:tab/>6924<text:tab/>Standard</text:p>
      <text:p text:style-name="P31">#<text:tab/><text:tab/>'scaffold_404'<text:tab/>6920<text:tab/>Standard</text:p>
      <text:p text:style-name="P31">#<text:tab/><text:tab/>'scaffold_407'<text:tab/>6896<text:tab/>Standard</text:p>
      <text:p text:style-name="P31">#<text:tab/><text:tab/>'scaffold_410'<text:tab/>6878<text:tab/>Standard</text:p>
      <text:p text:style-name="P31">#<text:tab/><text:tab/>'scaffold_418'<text:tab/>6818<text:tab/>Standard</text:p>
      <text:p text:style-name="P31">#<text:tab/><text:tab/>'scaffold_429'<text:tab/>6778<text:tab/>Standard</text:p>
      <text:p text:style-name="P31">#<text:tab/><text:tab/>'scaffold_422'<text:tab/>6743<text:tab/>Standard</text:p>
      <text:p text:style-name="P31">#<text:tab/><text:tab/>'scaffold_423'<text:tab/>6738<text:tab/>Standard</text:p>
      <text:p text:style-name="P31">#<text:tab/><text:tab/>'scaffold_425'<text:tab/>6717<text:tab/>Standard</text:p>
      <text:p text:style-name="P31">#<text:tab/><text:tab/>'scaffold_456'<text:tab/>6694<text:tab/>Standard</text:p>
      <text:p text:style-name="P31">#<text:tab/><text:tab/>'scaffold_430'<text:tab/>6632<text:tab/>Standard</text:p>
      <text:p text:style-name="P31">#<text:tab/><text:tab/>'scaffold_433'<text:tab/>6549<text:tab/>Standard</text:p>
      <text:p text:style-name="P31">#<text:tab/><text:tab/>'scaffold_442'<text:tab/>6519<text:tab/>Standard</text:p>
      <text:p text:style-name="P31">#<text:tab/><text:tab/>'scaffold_468'<text:tab/>6480<text:tab/>Standard</text:p>
      <text:p text:style-name="P31">#<text:tab/><text:tab/>'scaffold_437'<text:tab/>6476<text:tab/>Standard</text:p>
      <text:p text:style-name="P31">#<text:tab/><text:tab/>'scaffold_439'<text:tab/>6467<text:tab/>Standard</text:p>
      <text:p text:style-name="P31">#<text:tab/><text:tab/>'scaffold_450'<text:tab/>6443<text:tab/>Standard</text:p>
      <text:p text:style-name="P31">#<text:tab/><text:tab/>'scaffold_443'<text:tab/>6415<text:tab/>Standard</text:p>
      <text:p text:style-name="P31">#<text:tab/><text:tab/>'scaffold_446'<text:tab/>6394<text:tab/>Standard</text:p>
      <text:p text:style-name="P31">#<text:tab/><text:tab/>'scaffold_453'<text:tab/>6298<text:tab/>Standard</text:p>
      <text:p text:style-name="P31">#<text:tab/><text:tab/>'scaffold_454'<text:tab/>6296<text:tab/>Standard</text:p>
      <text:p text:style-name="P31">#<text:tab/><text:tab/>'scaffold_455'<text:tab/>6292<text:tab/>Standard</text:p>
      <text:p text:style-name="P31">#<text:tab/><text:tab/>'scaffold_537'<text:tab/>6278<text:tab/>Standard</text:p>
      <text:p text:style-name="P31">#<text:tab/><text:tab/>'scaffold_457'<text:tab/>6235<text:tab/>Standard</text:p>
      <text:p text:style-name="P31">#<text:tab/><text:tab/>'scaffold_458'<text:tab/>6226<text:tab/>Standard</text:p>
      <text:p text:style-name="P31">#<text:tab/><text:tab/>'scaffold_470'<text:tab/>6224<text:tab/>Standard</text:p>
      <text:p text:style-name="P31">#<text:tab/><text:tab/>'scaffold_459'<text:tab/>6218<text:tab/>Standard</text:p>
      <text:p text:style-name="P31">#<text:tab/><text:tab/>'scaffold_464'<text:tab/>6172<text:tab/>Standard</text:p>
      <text:p text:style-name="P31">#<text:tab/><text:tab/>'scaffold_466'<text:tab/>6155<text:tab/>Standard</text:p>
      <text:p text:style-name="P31">#<text:tab/><text:tab/>'scaffold_471'<text:tab/>6109<text:tab/>Standard</text:p>
      <text:p text:style-name="P31">#<text:tab/><text:tab/>'scaffold_472'<text:tab/>6100<text:tab/>Standard</text:p>
      <text:p text:style-name="P31">#<text:tab/><text:tab/>'scaffold_474'<text:tab/>6059<text:tab/>Standard</text:p>
      <text:p text:style-name="P31">#<text:tab/><text:tab/>'scaffold_477'<text:tab/>6041<text:tab/>Standard</text:p>
      <text:p text:style-name="P31">#<text:tab/><text:tab/>'scaffold_480'<text:tab/>6000<text:tab/>Standard</text:p>
      <text:p text:style-name="P31">#<text:tab/><text:tab/>'scaffold_482'<text:tab/>5995<text:tab/>Standard</text:p>
      <text:p text:style-name="P31">#<text:tab/><text:tab/>'scaffold_535'<text:tab/>5979<text:tab/>Standard</text:p>
      <text:p text:style-name="P31">#<text:tab/><text:tab/>'scaffold_489'<text:tab/>5948<text:tab/>Standard</text:p>
      <text:p text:style-name="P31">#<text:tab/><text:tab/>'scaffold_519'<text:tab/>5945<text:tab/>Standard</text:p>
      <text:p text:style-name="P31">#<text:tab/><text:tab/>'scaffold_493'<text:tab/>5920<text:tab/>Standard</text:p>
      <text:p text:style-name="P31">#<text:tab/><text:tab/>'scaffold_612'<text:tab/>5890<text:tab/>Standard</text:p>
      <text:p text:style-name="P31"><text:soft-page-break/>#<text:tab/><text:tab/>'scaffold_499'<text:tab/>5867<text:tab/>Standard</text:p>
      <text:p text:style-name="P31">#<text:tab/><text:tab/>'scaffold_501'<text:tab/>5862<text:tab/>Standard</text:p>
      <text:p text:style-name="P31">#<text:tab/><text:tab/>'scaffold_504'<text:tab/>5847<text:tab/>Standard</text:p>
      <text:p text:style-name="P31">#<text:tab/><text:tab/>'scaffold_506'<text:tab/>5832<text:tab/>Standard</text:p>
      <text:p text:style-name="P31">#<text:tab/><text:tab/>'scaffold_511'<text:tab/>5797<text:tab/>Standard</text:p>
      <text:p text:style-name="P31">#<text:tab/><text:tab/>'scaffold_1024'<text:tab/>5747<text:tab/>Standard</text:p>
      <text:p text:style-name="P31">#<text:tab/><text:tab/>'scaffold_518'<text:tab/>5745<text:tab/>Standard</text:p>
      <text:p text:style-name="P31">#<text:tab/><text:tab/>'scaffold_573'<text:tab/>5730<text:tab/>Standard</text:p>
      <text:p text:style-name="P31">#<text:tab/><text:tab/>'scaffold_523'<text:tab/>5729<text:tab/>Standard</text:p>
      <text:p text:style-name="P31">#<text:tab/><text:tab/>'scaffold_524'<text:tab/>5723<text:tab/>Standard</text:p>
      <text:p text:style-name="P31">#<text:tab/><text:tab/>'scaffold_545'<text:tab/>5719<text:tab/>Standard</text:p>
      <text:p text:style-name="P31">#<text:tab/><text:tab/>'scaffold_527'<text:tab/>5701<text:tab/>Standard</text:p>
      <text:p text:style-name="P31">#<text:tab/><text:tab/>'scaffold_530'<text:tab/>5687<text:tab/>Standard</text:p>
      <text:p text:style-name="P31">#<text:tab/><text:tab/>'scaffold_531'<text:tab/>5685<text:tab/>Standard</text:p>
      <text:p text:style-name="P31">#<text:tab/><text:tab/>'scaffold_533'<text:tab/>5677<text:tab/>Standard</text:p>
      <text:p text:style-name="P31">#<text:tab/><text:tab/>'scaffold_542'<text:tab/>5643<text:tab/>Standard</text:p>
      <text:p text:style-name="P31">#<text:tab/><text:tab/>'scaffold_546'<text:tab/>5618<text:tab/>Standard</text:p>
      <text:p text:style-name="P31">#<text:tab/><text:tab/>'scaffold_547'<text:tab/>5614<text:tab/>Standard</text:p>
      <text:p text:style-name="P31">#<text:tab/><text:tab/>'scaffold_548'<text:tab/>5613<text:tab/>Standard</text:p>
      <text:p text:style-name="P31">#<text:tab/><text:tab/>'scaffold_569'<text:tab/>5607<text:tab/>Standard</text:p>
      <text:p text:style-name="P31">#<text:tab/><text:tab/>'scaffold_550'<text:tab/>5599<text:tab/>Standard</text:p>
      <text:p text:style-name="P31">#<text:tab/><text:tab/>'scaffold_592'<text:tab/>5583<text:tab/>Standard</text:p>
      <text:p text:style-name="P31">#<text:tab/><text:tab/>'scaffold_554'<text:tab/>5557<text:tab/>Standard</text:p>
      <text:p text:style-name="P31">#<text:tab/><text:tab/>'scaffold_564'<text:tab/>5494<text:tab/>Standard</text:p>
      <text:p text:style-name="P31">#<text:tab/><text:tab/>'scaffold_565'<text:tab/>5491<text:tab/>Standard</text:p>
      <text:p text:style-name="P31">#<text:tab/><text:tab/>'scaffold_567'<text:tab/>5473<text:tab/>Standard</text:p>
      <text:p text:style-name="P31">#<text:tab/><text:tab/>'scaffold_568'<text:tab/>5469<text:tab/>Standard</text:p>
      <text:p text:style-name="P31">#<text:tab/><text:tab/>'scaffold_571'<text:tab/>5438<text:tab/>Standard</text:p>
      <text:p text:style-name="P31">#<text:tab/><text:tab/>'scaffold_844'<text:tab/>5428<text:tab/>Standard</text:p>
      <text:p text:style-name="P31">#<text:tab/><text:tab/>'scaffold_710'<text:tab/>5418<text:tab/>Standard</text:p>
      <text:p text:style-name="P31">#<text:tab/><text:tab/>'scaffold_576'<text:tab/>5395<text:tab/>Standard</text:p>
      <text:p text:style-name="P31">#<text:tab/><text:tab/>'scaffold_578'<text:tab/>5382<text:tab/>Standard</text:p>
      <text:p text:style-name="P31">#<text:tab/><text:tab/>'scaffold_581'<text:tab/>5370<text:tab/>Standard</text:p>
      <text:p text:style-name="P31">#<text:tab/><text:tab/>'scaffold_755'<text:tab/>5362<text:tab/>Standard</text:p>
      <text:p text:style-name="P31">#<text:tab/><text:tab/>'scaffold_585'<text:tab/>5339<text:tab/>Standard</text:p>
      <text:p text:style-name="P31">#<text:tab/><text:tab/>'scaffold_589'<text:tab/>5325<text:tab/>Standard</text:p>
      <text:p text:style-name="P31">#<text:tab/><text:tab/>'scaffold_614'<text:tab/>5311<text:tab/>Standard</text:p>
      <text:p text:style-name="P31">#<text:tab/><text:tab/>'scaffold_593'<text:tab/>5297<text:tab/>Standard</text:p>
      <text:p text:style-name="P31">#<text:tab/><text:tab/>'scaffold_866'<text:tab/>5253<text:tab/>Standard</text:p>
      <text:p text:style-name="P31">#<text:tab/><text:tab/>'scaffold_868'<text:tab/>5253<text:tab/>Standard</text:p>
      <text:p text:style-name="P31">#<text:tab/><text:tab/>'scaffold_598'<text:tab/>5244<text:tab/>Standard</text:p>
      <text:p text:style-name="P31">#<text:tab/><text:tab/>'scaffold_613'<text:tab/>5170<text:tab/>Standard</text:p>
      <text:p text:style-name="P31">#<text:tab/><text:tab/>'scaffold_616'<text:tab/>5145<text:tab/>Standard</text:p>
      <text:p text:style-name="P31">#<text:tab/><text:tab/>'scaffold_625'<text:tab/>5096<text:tab/>Standard</text:p>
      <text:p text:style-name="P31">#<text:tab/><text:tab/>'scaffold_635'<text:tab/>5034<text:tab/>Standard</text:p>
      <text:p text:style-name="P31">#<text:tab/><text:tab/>'scaffold_637'<text:tab/>5025<text:tab/>Standard</text:p>
      <text:p text:style-name="P31">#<text:tab/><text:tab/>'scaffold_638'<text:tab/>5025<text:tab/>Standard</text:p>
      <text:p text:style-name="P31">#<text:tab/><text:tab/>'scaffold_693'<text:tab/>5009<text:tab/>Standard</text:p>
      <text:p text:style-name="P31">#<text:tab/><text:tab/>'scaffold_651'<text:tab/>4939<text:tab/>Standard</text:p>
      <text:p text:style-name="P31">#<text:tab/><text:tab/>'scaffold_858'<text:tab/>4918<text:tab/>Standard</text:p>
      <text:p text:style-name="P31">#<text:tab/><text:tab/>'scaffold_656'<text:tab/>4907<text:tab/>Standard</text:p>
      <text:p text:style-name="P31">#<text:tab/><text:tab/>'scaffold_660'<text:tab/>4898<text:tab/>Standard</text:p>
      <text:p text:style-name="P31">#<text:tab/><text:tab/>'scaffold_669'<text:tab/>4873<text:tab/>Standard</text:p>
      <text:p text:style-name="P31">#<text:tab/><text:tab/>'scaffold_674'<text:tab/>4841<text:tab/>Standard</text:p>
      <text:p text:style-name="P31">#<text:tab/><text:tab/>'scaffold_675'<text:tab/>4827<text:tab/>Standard</text:p>
      <text:p text:style-name="P31">#<text:tab/><text:tab/>'scaffold_677'<text:tab/>4822<text:tab/>Standard</text:p>
      <text:p text:style-name="P31">#<text:tab/><text:tab/>'scaffold_810'<text:tab/>4768<text:tab/>Standard</text:p>
      <text:p text:style-name="P31">#<text:tab/><text:tab/>'scaffold_689'<text:tab/>4749<text:tab/>Standard</text:p>
      <text:p text:style-name="P31">#<text:tab/><text:tab/>'scaffold_691'<text:tab/>4747<text:tab/>Standard</text:p>
      <text:p text:style-name="P31">#<text:tab/><text:tab/>'scaffold_724'<text:tab/>4747<text:tab/>Standard</text:p>
      <text:p text:style-name="P31">#<text:tab/><text:tab/>'scaffold_695'<text:tab/>4731<text:tab/>Standard</text:p>
      <text:p text:style-name="P31">#<text:tab/><text:tab/>'scaffold_699'<text:tab/>4704<text:tab/>Standard</text:p>
      <text:p text:style-name="P31">#<text:tab/><text:tab/>'scaffold_712'<text:tab/>4682<text:tab/>Standard</text:p>
      <text:p text:style-name="P31">#<text:tab/><text:tab/>'scaffold_714'<text:tab/>4681<text:tab/>Standard</text:p>
      <text:p text:style-name="P31"><text:soft-page-break/>#<text:tab/><text:tab/>'scaffold_738'<text:tab/>4659<text:tab/>Standard</text:p>
      <text:p text:style-name="P31">#<text:tab/><text:tab/>'scaffold_1005'<text:tab/>4531<text:tab/>Standard</text:p>
      <text:p text:style-name="P31">#<text:tab/><text:tab/>'scaffold_752'<text:tab/>4487<text:tab/>Standard</text:p>
      <text:p text:style-name="P31">#<text:tab/><text:tab/>'scaffold_754'<text:tab/>4475<text:tab/>Standard</text:p>
      <text:p text:style-name="P31">#<text:tab/><text:tab/>'scaffold_760'<text:tab/>4460<text:tab/>Standard</text:p>
      <text:p text:style-name="P31">#<text:tab/><text:tab/>'scaffold_769'<text:tab/>4409<text:tab/>Standard</text:p>
      <text:p text:style-name="P31">#<text:tab/><text:tab/>'scaffold_808'<text:tab/>4401<text:tab/>Standard</text:p>
      <text:p text:style-name="P31">#<text:tab/><text:tab/>'scaffold_772'<text:tab/>4394<text:tab/>Standard</text:p>
      <text:p text:style-name="P31">#<text:tab/><text:tab/>'scaffold_775'<text:tab/>4388<text:tab/>Standard</text:p>
      <text:p text:style-name="P31">#<text:tab/><text:tab/>'scaffold_776'<text:tab/>4387<text:tab/>Standard</text:p>
      <text:p text:style-name="P31">#<text:tab/><text:tab/>'scaffold_778'<text:tab/>4378<text:tab/>Standard</text:p>
      <text:p text:style-name="P31">#<text:tab/><text:tab/>'scaffold_783'<text:tab/>4370<text:tab/>Standard</text:p>
      <text:p text:style-name="P31">#<text:tab/><text:tab/>'scaffold_791'<text:tab/>4334<text:tab/>Standard</text:p>
      <text:p text:style-name="P31">#<text:tab/><text:tab/>'scaffold_792'<text:tab/>4331<text:tab/>Standard</text:p>
      <text:p text:style-name="P31">#<text:tab/><text:tab/>'scaffold_793'<text:tab/>4329<text:tab/>Standard</text:p>
      <text:p text:style-name="P31">#<text:tab/><text:tab/>'scaffold_794'<text:tab/>4327<text:tab/>Standard</text:p>
      <text:p text:style-name="P31">#<text:tab/><text:tab/>'scaffold_1160'<text:tab/>4319<text:tab/>Standard</text:p>
      <text:p text:style-name="P31">#<text:tab/><text:tab/>'scaffold_804'<text:tab/>4280<text:tab/>Standard</text:p>
      <text:p text:style-name="P31">#<text:tab/><text:tab/>'scaffold_816'<text:tab/>4242<text:tab/>Standard</text:p>
      <text:p text:style-name="P31">#<text:tab/><text:tab/>'scaffold_818'<text:tab/>4241<text:tab/>Standard</text:p>
      <text:p text:style-name="P31">#<text:tab/><text:tab/>'scaffold_829'<text:tab/>4188<text:tab/>Standard</text:p>
      <text:p text:style-name="P31">#<text:tab/><text:tab/>'scaffold_831'<text:tab/>4183<text:tab/>Standard</text:p>
      <text:p text:style-name="P31">#<text:tab/><text:tab/>'scaffold_841'<text:tab/>4156<text:tab/>Standard</text:p>
      <text:p text:style-name="P31">#<text:tab/><text:tab/>'scaffold_907'<text:tab/>4152<text:tab/>Standard</text:p>
      <text:p text:style-name="P31">#<text:tab/><text:tab/>'scaffold_851'<text:tab/>4081<text:tab/>Standard</text:p>
      <text:p text:style-name="P31">#<text:tab/><text:tab/>'scaffold_912'<text:tab/>4059<text:tab/>Standard</text:p>
      <text:p text:style-name="P31">#<text:tab/><text:tab/>'scaffold_909'<text:tab/>4051<text:tab/>Standard</text:p>
      <text:p text:style-name="P31">#<text:tab/><text:tab/>'scaffold_877'<text:tab/>4011<text:tab/>Standard</text:p>
      <text:p text:style-name="P31">#<text:tab/><text:tab/>'scaffold_920'<text:tab/>3985<text:tab/>Standard</text:p>
      <text:p text:style-name="P31">#<text:tab/><text:tab/>'scaffold_881'<text:tab/>3983<text:tab/>Standard</text:p>
      <text:p text:style-name="P31">#<text:tab/><text:tab/>'scaffold_995'<text:tab/>3949<text:tab/>Standard</text:p>
      <text:p text:style-name="P31">#<text:tab/><text:tab/>'scaffold_893'<text:tab/>3925<text:tab/>Standard</text:p>
      <text:p text:style-name="P31">#<text:tab/><text:tab/>'scaffold_898'<text:tab/>3905<text:tab/>Standard</text:p>
      <text:p text:style-name="P31">#<text:tab/><text:tab/>'scaffold_1004'<text:tab/>3901<text:tab/>Standard</text:p>
      <text:p text:style-name="P31">#<text:tab/><text:tab/>'scaffold_900'<text:tab/>3887<text:tab/>Standard</text:p>
      <text:p text:style-name="P31">#<text:tab/><text:tab/>'scaffold_930'<text:tab/>3878<text:tab/>Standard</text:p>
      <text:p text:style-name="P31">#<text:tab/><text:tab/>'scaffold_903'<text:tab/>3876<text:tab/>Standard</text:p>
      <text:p text:style-name="P31">#<text:tab/><text:tab/>'scaffold_927'<text:tab/>3871<text:tab/>Standard</text:p>
      <text:p text:style-name="P31">#<text:tab/><text:tab/>'scaffold_949'<text:tab/>3865<text:tab/>Standard</text:p>
      <text:p text:style-name="P31">#<text:tab/><text:tab/>'scaffold_959'<text:tab/>3862<text:tab/>Standard</text:p>
      <text:p text:style-name="P31">#<text:tab/><text:tab/>'scaffold_918'<text:tab/>3836<text:tab/>Standard</text:p>
      <text:p text:style-name="P31">#<text:tab/><text:tab/>'scaffold_1015'<text:tab/>3834<text:tab/>Standard</text:p>
      <text:p text:style-name="P31">#<text:tab/><text:tab/>'scaffold_942'<text:tab/>3789<text:tab/>Standard</text:p>
      <text:p text:style-name="P31">#<text:tab/><text:tab/>'scaffold_1127'<text:tab/>3771<text:tab/>Standard</text:p>
      <text:p text:style-name="P31">#<text:tab/><text:tab/>'scaffold_970'<text:tab/>3714<text:tab/>Standard</text:p>
      <text:p text:style-name="P31">#<text:tab/><text:tab/>'scaffold_1140'<text:tab/>3707<text:tab/>Standard</text:p>
      <text:p text:style-name="P31">#<text:tab/><text:tab/>'scaffold_937'<text:tab/>3706<text:tab/>Standard</text:p>
      <text:p text:style-name="P31">#<text:tab/><text:tab/>'scaffold_1097'<text:tab/>3688<text:tab/>Standard</text:p>
      <text:p text:style-name="P31">#<text:tab/><text:tab/>'scaffold_984'<text:tab/>3688<text:tab/>Standard</text:p>
      <text:p text:style-name="P31">#<text:tab/><text:tab/>'scaffold_944'<text:tab/>3674<text:tab/>Standard</text:p>
      <text:p text:style-name="P31">#<text:tab/><text:tab/>'scaffold_982'<text:tab/>3652<text:tab/>Standard</text:p>
      <text:p text:style-name="P31">#<text:tab/><text:tab/>'scaffold_1033'<text:tab/>3611<text:tab/>Standard</text:p>
      <text:p text:style-name="P31">#<text:tab/><text:tab/>'scaffold_960'<text:tab/>3597<text:tab/>Standard</text:p>
      <text:p text:style-name="P31">#<text:tab/><text:tab/>'scaffold_1051'<text:tab/>3578<text:tab/>Standard</text:p>
      <text:p text:style-name="P31">#<text:tab/><text:tab/>'scaffold_1119'<text:tab/>3578<text:tab/>Standard</text:p>
      <text:p text:style-name="P31">#<text:tab/><text:tab/>'scaffold_1067'<text:tab/>3570<text:tab/>Standard</text:p>
      <text:p text:style-name="P31">#<text:tab/><text:tab/>'scaffold_967'<text:tab/>3562<text:tab/>Standard</text:p>
      <text:p text:style-name="P31">#<text:tab/><text:tab/>'scaffold_993'<text:tab/>3545<text:tab/>Standard</text:p>
      <text:p text:style-name="P31">#<text:tab/><text:tab/>'scaffold_1053'<text:tab/>3536<text:tab/>Standard</text:p>
      <text:p text:style-name="P31">#<text:tab/><text:tab/>'scaffold_1035'<text:tab/>3516<text:tab/>Standard</text:p>
      <text:p text:style-name="P31">#<text:tab/><text:tab/>'scaffold_1060'<text:tab/>3504<text:tab/>Standard</text:p>
      <text:p text:style-name="P31">#<text:tab/><text:tab/>'scaffold_1070'<text:tab/>3482<text:tab/>Standard</text:p>
      <text:p text:style-name="P31">#<text:tab/><text:tab/>'scaffold_1088'<text:tab/>3463<text:tab/>Standard</text:p>
      <text:p text:style-name="P31">#<text:tab/><text:tab/>'scaffold_1177'<text:tab/>3462<text:tab/>Standard</text:p>
      <text:p text:style-name="P31"><text:soft-page-break/>#<text:tab/><text:tab/>'scaffold_991'<text:tab/>3460<text:tab/>Standard</text:p>
      <text:p text:style-name="P31">#<text:tab/><text:tab/>'scaffold_1105'<text:tab/>3452<text:tab/>Standard</text:p>
      <text:p text:style-name="P31">#<text:tab/><text:tab/>'scaffold_1034'<text:tab/>3421<text:tab/>Standard</text:p>
      <text:p text:style-name="P31">#<text:tab/><text:tab/>'scaffold_1150'<text:tab/>3376<text:tab/>Standard</text:p>
      <text:p text:style-name="P31">#<text:tab/><text:tab/>'scaffold_1006'<text:tab/>3368<text:tab/>Standard</text:p>
      <text:p text:style-name="P31">#<text:tab/><text:tab/>'scaffold_1121'<text:tab/>3344<text:tab/>Standard</text:p>
      <text:p text:style-name="P31">#<text:tab/><text:tab/>'scaffold_1137'<text:tab/>3307<text:tab/>Standard</text:p>
      <text:p text:style-name="P31">#<text:tab/><text:tab/>'scaffold_1016'<text:tab/>3281<text:tab/>Standard</text:p>
      <text:p text:style-name="P31">#<text:tab/><text:tab/>'scaffold_1083'<text:tab/>3243<text:tab/>Standard</text:p>
      <text:p text:style-name="P31">#<text:tab/><text:tab/>'scaffold_1078'<text:tab/>3184<text:tab/>Standard</text:p>
      <text:p text:style-name="P31">#<text:tab/><text:tab/>'scaffold_1073'<text:tab/>3164<text:tab/>Standard</text:p>
      <text:p text:style-name="P31">#<text:tab/><text:tab/>'scaffold_1045'<text:tab/>3141<text:tab/>Standard</text:p>
      <text:p text:style-name="P31">#<text:tab/><text:tab/>'scaffold_1129'<text:tab/>3133<text:tab/>Standard</text:p>
      <text:p text:style-name="P31">#<text:tab/><text:tab/>'scaffold_1090'<text:tab/>3112<text:tab/>Standard</text:p>
      <text:p text:style-name="P31">#<text:tab/><text:tab/>'scaffold_1155'<text:tab/>3093<text:tab/>Standard</text:p>
      <text:p text:style-name="P31">#<text:tab/><text:tab/>'scaffold_1151'<text:tab/>3076<text:tab/>Standard</text:p>
      <text:p text:style-name="P31">#<text:tab/><text:tab/>'scaffold_1080'<text:tab/>2975<text:tab/>Standard</text:p>
      <text:p text:style-name="P31">#<text:tab/><text:tab/>'scaffold_1167'<text:tab/>2952<text:tab/>Standard</text:p>
      <text:p text:style-name="P31">#<text:tab/><text:tab/>'scaffold_1126'<text:tab/>2910<text:tab/>Standard</text:p>
      <text:p text:style-name="P31">#<text:tab/><text:tab/>'scaffold_1172'<text:tab/>2885<text:tab/>Standard</text:p>
      <text:p text:style-name="P31">#<text:tab/><text:tab/>'scaffold_1164'<text:tab/>2878<text:tab/>Standard</text:p>
      <text:p text:style-name="P31">#<text:tab/><text:tab/>'scaffold_1176'<text:tab/>2878<text:tab/>Standard</text:p>
      <text:p text:style-name="P31">#<text:tab/><text:tab/>'scaffold_1147'<text:tab/>2117<text:tab/>Standard</text:p>
      <text:p text:style-name="P31">#<text:tab/><text:tab/>'scaffold_1153'<text:tab/>2019<text:tab/>Standard</text:p>
      <text:p text:style-name="P31">#<text:tab/><text:tab/>'scaffold_1154'<text:tab/>2008<text:tab/>Standard</text:p>
      <text:p text:style-name="P31">#<text:tab/><text:tab/>'scaffold_1157'<text:tab/>1921<text:tab/>Standard</text:p>
      <text:p text:style-name="P31">#<text:tab/><text:tab/>'scaffold_1168'<text:tab/>1495<text:tab/>Standard</text:p>
      <text:p text:style-name="P31">#<text:tab/><text:tab/>'scaffold_1173'<text:tab/>1337<text:tab/>Standard</text:p>
      <text:p text:style-name="P31">#<text:tab/><text:tab/>'scaffold_1174'<text:tab/>1324<text:tab/>Standard</text:p>
      <text:p text:style-name="P31">#<text:tab/><text:tab/>'scaffold_1178'<text:tab/>1209<text:tab/>Standard</text:p>
      <text:p text:style-name="P31">#<text:tab/><text:tab/>'scaffold_1180'<text:tab/>1127<text:tab/>Standard</text:p>
      <text:p text:style-name="P31">#<text:tab/><text:tab/>'scaffold_1181'<text:tab/>1046<text:tab/>Standard</text:p>
      <text:p text:style-name="P31">#<text:tab/><text:tab/>'scaffold_1182'<text:tab/>1006<text:tab/>Standard</text:p>
      <text:p text:style-name="P31">#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ep1" style:family="paragraph" style:parent-style-name="Standard">
      <style:paragraph-properties fo:text-align="justify" style:justify-single-word="false"/>
      <style:text-properties fo:language="en" fo:country="US" fo:font-weight="bold" officeooo:rsid="00f8af1f" style:font-size-asian="10.5pt" style:font-weight-asian="bold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Fab </meta:initial-creator>
    <meta:creation-date>2020-02-25T14:16:39.338608013</meta:creation-date>
    <meta:generator>LibreOffice/6.0.7.3$Linux_X86_64 LibreOffice_project/00m0$Build-3</meta:generator>
    <dc:date>2020-09-17T16:00:37.359665864</dc:date>
    <dc:creator>FabFab </dc:creator>
    <meta:editing-duration>PT6H9M31S</meta:editing-duration>
    <meta:editing-cycles>51</meta:editing-cycles>
    <meta:document-statistic meta:table-count="9" meta:image-count="0" meta:object-count="0" meta:page-count="9" meta:paragraph-count="521" meta:word-count="2195" meta:character-count="16718" meta:non-whitespace-character-count="14365"/>
  </office:meta>
</office:document-meta>
</file>